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ra Sans" svg:font-family="'Fira Sans'" style:font-family-generic="roman" style:font-pitch="variable"/>
    <style:font-face style:name="Fira Sans Bold" svg:font-family="'Fira Sans Bol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Frame_20_contents">
      <style:text-properties fo:color="#333133" style:font-name="Fira Sans" fo:font-size="8pt" style:font-size-asian="8pt" style:font-size-complex="8pt"/>
    </style:style>
    <style:style style:name="P5" style:family="paragraph" style:parent-style-name="Frame_20_contents">
      <style:paragraph-properties fo:text-align="justify" style:justify-single-word="false"/>
      <style:text-properties fo:color="#333133" style:font-name="Fira Sans" fo:font-size="8pt" style:font-size-asian="8pt" style:font-size-complex="8pt"/>
    </style:style>
    <style:style style:name="P6" style:family="paragraph" style:parent-style-name="Frame_20_contents">
      <style:paragraph-properties fo:text-align="end" style:justify-single-word="false"/>
    </style:style>
    <style:style style:name="P7" style:family="paragraph" style:parent-style-name="Frame_20_contents">
      <style:paragraph-properties fo:text-align="justify" style:justify-single-word="false"/>
    </style:style>
    <style:style style:name="P8" style:family="paragraph" style:parent-style-name="Frame_20_contents">
      <style:paragraph-properties fo:line-height="0.423cm" fo:text-align="end" style:justify-single-word="false"/>
    </style:style>
    <style:style style:name="P9" style:family="paragraph" style:parent-style-name="Frame_20_contents">
      <style:paragraph-properties fo:line-height="0.423cm" fo:text-align="end" style:justify-single-word="false"/>
      <style:text-properties officeooo:rsid="000f8b5d" officeooo:paragraph-rsid="000f8b5d"/>
    </style:style>
    <style:style style:name="P10" style:family="paragraph" style:parent-style-name="Frame_20_contents">
      <style:paragraph-properties fo:margin-left="0cm" fo:margin-right="0cm" fo:text-align="start" style:justify-single-word="false" fo:text-indent="0cm" style:auto-text-indent="false"/>
    </style:style>
    <style:style style:name="P11" style:family="paragraph">
      <loext:graphic-properties draw:fill="solid" draw:fill-color="#dcdcdc"/>
      <style:paragraph-properties fo:text-align="start"/>
      <style:text-properties fo:font-size="18pt"/>
    </style:style>
    <style:style style:name="P12" style:family="paragraph">
      <loext:graphic-properties draw:fill="solid" draw:fill-color="#708090"/>
      <style:paragraph-properties fo:text-align="start"/>
      <style:text-properties fo:font-size="18pt"/>
    </style:style>
    <style:style style:name="P13" style:family="paragraph">
      <loext:graphic-properties draw:fill="solid" draw:fill-color="#ebeaeb"/>
      <style:paragraph-properties fo:text-align="start"/>
      <style:text-properties fo:font-size="18pt"/>
    </style:style>
    <style:style style:name="P14" style:family="paragraph">
      <loext:graphic-properties draw:fill="solid" draw:fill-color="#cdcbcd"/>
      <style:paragraph-properties fo:text-align="start"/>
      <style:text-properties fo:font-size="18pt"/>
    </style:style>
    <style:style style:name="P15" style:family="paragraph">
      <loext:graphic-properties draw:fill="solid" draw:fill-color="#333133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/>
      <style:text-properties fo:color="#ffffff" fo:font-size="18pt"/>
    </style:style>
    <style:style style:name="T1" style:family="text">
      <style:text-properties fo:color="#333133" style:font-name="Fira Sans Bold" fo:font-size="25pt" style:font-size-asian="25pt" style:font-size-complex="25pt"/>
    </style:style>
    <style:style style:name="T2" style:family="text">
      <style:text-properties fo:color="#333133" style:font-name="Fira Sans Bold" fo:font-size="25pt" officeooo:rsid="000f279c" style:font-size-asian="25pt" style:font-size-complex="25pt"/>
    </style:style>
    <style:style style:name="T3" style:family="text">
      <style:text-properties fo:color="#333133" style:font-name="Fira Sans Bold" fo:font-size="8pt" style:font-size-asian="8pt" style:font-size-complex="8pt"/>
    </style:style>
    <style:style style:name="T4" style:family="text">
      <style:text-properties fo:color="#333133" style:font-name="Fira Sans Bold"/>
    </style:style>
    <style:style style:name="T5" style:family="text">
      <style:text-properties fo:color="#333133" style:font-name="Fira Sans Bold" fo:font-size="10pt" style:font-size-asian="10pt" style:font-size-complex="10pt"/>
    </style:style>
    <style:style style:name="T6" style:family="text">
      <style:text-properties fo:color="#333133" style:font-name="Fira Sans" fo:font-size="8pt" style:font-size-asian="8pt" style:font-size-complex="8pt"/>
    </style:style>
    <style:style style:name="T7" style:family="text">
      <style:text-properties fo:color="#333133" style:font-name="Fira Sans" fo:font-size="8pt" officeooo:rsid="000f279c" style:font-size-asian="8pt" style:font-size-complex="8pt"/>
    </style:style>
    <style:style style:name="T8" style:family="text">
      <style:text-properties fo:color="#333133" style:font-name="Fira Sans" fo:font-size="8pt" officeooo:rsid="000f8b5d" style:font-size-asian="8pt" style:font-size-complex="8pt"/>
    </style:style>
    <style:style style:name="T9" style:family="text">
      <style:text-properties fo:color="#ffffff" style:font-name="Fira Sans" fo:font-size="25pt" style:font-size-asian="25pt" style:font-size-complex="25pt"/>
    </style:style>
    <style:style style:name="gr1" style:family="graphic">
      <style:graphic-properties draw:stroke="none" svg:stroke-width="0cm" draw:fill="solid" draw:fill-color="#dcdcdc" draw:textarea-vertical-align="top" draw:auto-grow-height="false" fo:min-height="29.977cm" fo:min-width="20.913cm" fo:padding-top="0.125cm" fo:padding-bottom="0.125cm" fo:padding-left="0.25cm" fo:padding-right="0.25cm" fo:wrap-option="wrap" fo:margin-left="0cm" fo:margin-right="0.0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708090" draw:textarea-vertical-align="top" draw:auto-grow-height="false" fo:min-height="29.977cm" fo:min-width="20.913cm" fo:padding-top="0.125cm" fo:padding-bottom="0.125cm" fo:padding-left="0.25cm" fo:padding-right="0.25cm" fo:wrap-option="wrap" fo:margin-left="0cm" fo:margin-right="0.0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solid" draw:fill-color="#ebeaeb" draw:textarea-vertical-align="top" draw:auto-grow-height="false" fo:min-height="0cm" fo:min-width="11.82cm" fo:padding-top="0.125cm" fo:padding-bottom="0.125cm" fo:padding-left="0.25cm" fo:padding-right="0.25cm" fo:wrap-option="wrap" fo:margin-left="0cm" fo:margin-right="0.01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solid" draw:fill-color="#ebeaeb" draw:textarea-vertical-align="top" draw:auto-grow-height="false" fo:min-height="3.798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solid" draw:fill-color="#ebeaeb" draw:textarea-vertical-align="top" draw:auto-grow-height="false" fo:min-height="0cm" fo:min-width="2.04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solid" draw:fill-color="#ebeaeb" draw:textarea-vertical-align="top" draw:auto-grow-height="false" fo:min-height="0cm" fo:min-width="3.6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draw:fill="solid" draw:fill-color="#ebeaeb" draw:textarea-vertical-align="top" draw:auto-grow-height="false" fo:min-height="2.274cm" fo:min-width="0cm" fo:padding-top="0.125cm" fo:padding-bottom="0.125cm" fo:padding-left="0.25cm" fo:padding-right="0.25cm" fo:wrap-option="wrap" fo:margin-left="0cm" fo:margin-right="0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draw:fill="solid" draw:fill-color="#ebeaeb" draw:textarea-vertical-align="top" draw:auto-grow-height="false" fo:min-height="0cm" fo:min-width="17.50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draw:fill="solid" draw:fill-color="#cdcbcd" draw:textarea-vertical-align="top" draw:auto-grow-height="false" fo:min-height="0cm" fo:min-width="3.21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draw:fill="solid" draw:fill-color="#cdcbcd" draw:textarea-vertical-align="top" draw:auto-grow-height="false" fo:min-height="0cm" fo:min-width="3.212cm" fo:padding-top="0.125cm" fo:padding-bottom="0.125cm" fo:padding-left="0.25cm" fo:padding-right="0.25cm" fo:wrap-option="wrap" fo:margin-left="0cm" fo:margin-right="0cm" fo:margin-top="0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cm" draw:fill="solid" draw:fill-color="#333133" draw:textarea-vertical-align="top" draw:auto-grow-height="false" fo:min-height="0cm" fo:min-width="1.845cm" fo:padding-top="0.125cm" fo:padding-bottom="0.125cm" fo:padding-left="0.25cm" fo:padding-right="0.25cm" fo:wrap-option="wrap" fo:margin-left="0cm" fo:margin-right="0.009cm" fo:margin-top="0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cm" draw:fill="solid" draw:fill-color="#333133" draw:textarea-vertical-align="top" draw:auto-grow-height="false" fo:min-height="0cm" fo:min-width="2.616cm" fo:padding-top="0.125cm" fo:padding-bottom="0.125cm" fo:padding-left="0.25cm" fo:padding-right="0.25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cm" draw:fill="solid" draw:fill-color="#333133" draw:textarea-vertical-align="top" draw:auto-grow-height="false" fo:min-height="0cm" fo:min-width="2.616cm" fo:padding-top="0.125cm" fo:padding-bottom="0.125cm" fo:padding-left="0.25cm" fo:padding-right="0.25cm" fo:wrap-option="wrap" fo:margin-left="0cm" fo:margin-right="0.009cm" fo:margin-top="0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cm" draw:fill="solid" draw:fill-color="#333133" draw:textarea-vertical-align="top" draw:auto-grow-height="false" fo:min-height="0.078cm" fo:min-width="0cm" fo:padding-top="0.125cm" fo:padding-bottom="0.125cm" fo:padding-left="0.25cm" fo:padding-right="0.25cm" fo:wrap-option="wrap" fo:margin-left="0cm" fo:margin-right="0.002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cm" draw:fill="solid" draw:fill-color="#333133" draw:textarea-vertical-align="top" draw:auto-grow-height="false" fo:min-height="0.52cm" fo:min-width="0.18cm" fo:padding-top="0.125cm" fo:padding-bottom="0.125cm" fo:padding-left="0.25cm" fo:padding-right="0.25cm" fo:wrap-option="wrap" fo:margin-left="0cm" fo:margin-right="0.009cm" fo:margin-top="0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cm" draw:fill="solid" draw:fill-color="#333133" draw:textarea-vertical-align="top" draw:auto-grow-height="false" fo:min-height="0.529cm" fo:min-width="0.18cm" fo:padding-top="0.125cm" fo:padding-bottom="0.125cm" fo:padding-left="0.25cm" fo:padding-right="0.25cm" fo:wrap-option="wrap" fo:margin-left="0cm" fo:margin-right="0.009cm" fo:margin-top="0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cm" draw:fill="solid" draw:fill-color="#333133" draw:textarea-vertical-align="top" draw:auto-grow-height="false" fo:min-height="0.085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cm" draw:fill="solid" draw:fill-color="#333133" draw:textarea-vertical-align="top" draw:auto-grow-height="false" fo:min-height="0.533cm" fo:min-width="0.18cm" fo:padding-top="0.125cm" fo:padding-bottom="0.125cm" fo:padding-left="0.25cm" fo:padding-right="0.25cm" fo:wrap-option="wrap" fo:margin-left="0cm" fo:margin-right="0.009cm" fo:margin-top="0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cm" draw:fill="solid" draw:fill-color="#333133" draw:textarea-vertical-align="top" draw:auto-grow-height="false" fo:min-height="0.095cm" fo:min-width="0cm" fo:padding-top="0.125cm" fo:padding-bottom="0.125cm" fo:padding-left="0.25cm" fo:padding-right="0.25cm" fo:wrap-option="wrap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cm" draw:fill="solid" draw:fill-color="#333133" draw:textarea-vertical-align="top" draw:auto-grow-height="false" fo:min-height="0.136cm" fo:min-width="0cm" fo:padding-top="0.125cm" fo:padding-bottom="0.125cm" fo:padding-left="0.25cm" fo:padding-right="0.25cm" fo:wrap-option="wrap" fo:margin-left="0cm" fo:margin-right="0.014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cm" draw:fill="solid" draw:fill-color="#333133" draw:textarea-vertical-align="top" draw:auto-grow-height="false" fo:min-height="0cm" fo:min-width="0cm" fo:padding-top="0.125cm" fo:padding-bottom="0.125cm" fo:padding-left="0.25cm" fo:padding-right="0.25cm" fo:wrap-option="wrap" fo:margin-left="0cm" fo:margin-right="0.023cm" fo:margin-top="0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width="0cm" draw:fill="solid" draw:fill-color="#333133" draw:textarea-vertical-align="top" draw:auto-grow-height="false" fo:min-height="0.092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width="0cm" draw:fill="solid" draw:fill-color="#333133" draw:textarea-vertical-align="top" draw:auto-grow-height="false" fo:min-height="0cm" fo:min-width="0cm" fo:padding-top="0.125cm" fo:padding-bottom="0.125cm" fo:padding-left="0.25cm" fo:padding-right="0.25cm" fo:wrap-option="wrap" fo:margin-left="0cm" fo:margin-right="0.007cm" fo:margin-top="0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cm" draw:fill="solid" draw:fill-color="#333133" draw:textarea-vertical-align="top" draw:auto-grow-height="false" fo:min-height="0cm" fo:min-width="0cm" fo:padding-top="0.125cm" fo:padding-bottom="0.125cm" fo:padding-left="0.25cm" fo:padding-right="0.25cm" fo:wrap-option="wrap" fo:margin-left="0cm" fo:margin-right="0.023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cm" draw:fill="solid" draw:fill-color="#333133" draw:textarea-vertical-align="top" draw:auto-grow-height="false" fo:min-height="0cm" fo:min-width="0cm" fo:padding-top="0.125cm" fo:padding-bottom="0.125cm" fo:padding-left="0.25cm" fo:padding-right="0.25cm" fo:wrap-option="wrap" fo:margin-left="0cm" fo:margin-right="0.023cm" fo:margin-top="0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width="0cm" draw:fill="solid" draw:fill-color="#333133" draw:textarea-vertical-align="top" draw:auto-grow-height="false" fo:min-height="0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cm" draw:fill="solid" draw:fill-color="#333133" draw:textarea-vertical-align="top" draw:auto-grow-height="false" fo:min-height="2.404cm" fo:min-width="1.80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width="0cm" draw:fill="solid" draw:fill-color="#ebeaeb" draw:textarea-vertical-align="top" draw:auto-grow-height="false" fo:min-height="0cm" fo:min-width="17.524cm" fo:padding-top="0.125cm" fo:padding-bottom="0.125cm" fo:padding-left="0.25cm" fo:padding-right="0.25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 style:parent-style-name="Frame">
      <style:graphic-properties draw:stroke="none" svg:stroke-width="0.018cm" draw:fill="none" draw:textarea-vertical-align="top" draw:auto-grow-height="false" fo:min-height="1.254cm" fo:min-width="5.854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 style:parent-style-name="Frame">
      <style:graphic-properties draw:stroke="none" svg:stroke-width="0.018cm" draw:fill="none" draw:textarea-vertical-align="top" draw:auto-grow-height="false" fo:min-height="0.452cm" fo:min-width="3.83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 style:parent-style-name="Frame">
      <style:graphic-properties draw:stroke="none" svg:stroke-width="0.018cm" draw:fill="none" draw:textarea-vertical-align="top" draw:auto-grow-height="false" fo:min-height="0.519cm" fo:min-width="2.65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 style:parent-style-name="Frame">
      <style:graphic-properties draw:stroke="none" svg:stroke-width="0.018cm" draw:fill="none" draw:textarea-vertical-align="top" draw:auto-grow-height="false" fo:min-height="0.388cm" fo:min-width="3.33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 style:parent-style-name="Frame">
      <style:graphic-properties draw:stroke="none" svg:stroke-width="0.018cm" draw:fill="none" draw:textarea-vertical-align="top" draw:auto-grow-height="false" fo:min-height="1.323cm" fo:min-width="7.648cm" fo:padding-top="0.127cm" fo:padding-bottom="0.127cm" fo:padding-left="0.254cm" fo:padding-right="0.254cm" fo:wrap-option="wrap" fo:margin-left="0cm" fo:margin-right="0cm" fo:margin-top="0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 style:parent-style-name="Frame">
      <style:graphic-properties draw:stroke="none" svg:stroke-width="0.018cm" draw:fill="none" draw:textarea-vertical-align="top" draw:auto-grow-height="false" fo:min-height="1.323cm" fo:min-width="6.003cm" fo:padding-top="0.127cm" fo:padding-bottom="0.127cm" fo:padding-left="0.254cm" fo:padding-right="0.254cm" fo:wrap-option="wrap" fo:margin-left="0cm" fo:margin-right="0cm" fo:margin-top="0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 style:parent-style-name="Frame">
      <style:graphic-properties draw:stroke="none" svg:stroke-width="0.018cm" draw:fill="none" draw:textarea-vertical-align="top" draw:auto-grow-height="false" fo:min-height="0.702cm" fo:min-width="3.614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 style:parent-style-name="Frame">
      <style:graphic-properties draw:stroke="none" svg:stroke-width="0.018cm" draw:fill="none" draw:textarea-vertical-align="top" draw:auto-grow-height="false" fo:min-height="1.356cm" fo:min-width="2.83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 style:parent-style-name="Frame">
      <style:graphic-properties draw:stroke="none" svg:stroke-width="0.018cm" draw:fill="none" draw:textarea-vertical-align="top" draw:auto-grow-height="false" fo:min-height="1.917cm" fo:min-width="13.111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 style:parent-style-name="Frame">
      <style:graphic-properties draw:stroke="none" svg:stroke-width="0.018cm" draw:fill="none" draw:textarea-vertical-align="top" draw:auto-grow-height="false" fo:min-height="0.603cm" fo:min-width="3.724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 style:parent-style-name="Frame">
      <style:graphic-properties draw:stroke="none" svg:stroke-width="0.018cm" draw:fill="none" draw:textarea-vertical-align="top" draw:auto-grow-height="false" fo:min-height="0.603cm" fo:min-width="3.55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 style:parent-style-name="Frame">
      <style:graphic-properties draw:stroke="none" svg:stroke-width="0.018cm" draw:fill="none" draw:textarea-vertical-align="top" draw:auto-grow-height="false" fo:min-height="3.05cm" fo:min-width="3.471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 style:parent-style-name="Frame">
      <style:graphic-properties draw:stroke="none" svg:stroke-width="0.018cm" draw:fill="none" draw:textarea-vertical-align="top" draw:auto-grow-height="false" fo:min-height="0.603cm" fo:min-width="2.47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 style:parent-style-name="Frame">
      <style:graphic-properties draw:stroke="none" svg:stroke-width="0.018cm" draw:fill="none" draw:textarea-vertical-align="top" draw:auto-grow-height="false" fo:min-height="3.05cm" fo:min-width="7.44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40" draw:name="Text Box 1322" draw:style-name="gr29" draw:text-style-name="P16" svg:width="6.361cm" svg:height="1.507cm" svg:x="6.336cm" svg:y="-0.026cm"><text:p text:style-name="P3"><text:span text:style-name="T2">Carl Clift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Freeform 7" draw:style-name="gr2" draw:text-style-name="P12" svg:width="21.413cm" svg:height="30.227cm" svg:x="-1.185cm" svg:y="-1.265cm"><text:p/><draw:enhanced-geometry draw:mirror-horizontal="false" draw:mirror-vertical="false" drawooo:sub-view-size="5785 8116" draw:text-areas="0 0 ?f20 ?f21" svg:viewBox="0 0 0 0" draw:type="ooxml-non-primitive" draw:enhanced-path="M 0 0 L 0 8116 5785 8116 5785 0 0 0 Z M 5598 7930 L 186 7930 186 189 5598 189 5598 7930 Z N"><draw:equation draw:name="f0" draw:formula="0*logwidth/5785"/><draw:equation draw:name="f1" draw:formula="0*logheight/8116"/><draw:equation draw:name="f2" draw:formula="0*logwidth/5785"/><draw:equation draw:name="f3" draw:formula="8116*logheight/8116"/><draw:equation draw:name="f4" draw:formula="5785*logwidth/5785"/><draw:equation draw:name="f5" draw:formula="8116*logheight/8116"/><draw:equation draw:name="f6" draw:formula="5785*logwidth/5785"/><draw:equation draw:name="f7" draw:formula="0*logheight/8116"/><draw:equation draw:name="f8" draw:formula="0*logwidth/5785"/><draw:equation draw:name="f9" draw:formula="0*logheight/8116"/><draw:equation draw:name="f10" draw:formula="5598*logwidth/5785"/><draw:equation draw:name="f11" draw:formula="7930*logheight/8116"/><draw:equation draw:name="f12" draw:formula="186*logwidth/5785"/><draw:equation draw:name="f13" draw:formula="7930*logheight/8116"/><draw:equation draw:name="f14" draw:formula="186*logwidth/5785"/><draw:equation draw:name="f15" draw:formula="189*logheight/8116"/><draw:equation draw:name="f16" draw:formula="5598*logwidth/5785"/><draw:equation draw:name="f17" draw:formula="189*logheight/8116"/><draw:equation draw:name="f18" draw:formula="5598*logwidth/5785"/><draw:equation draw:name="f19" draw:formula="7930*logheight/8116"/><draw:equation draw:name="f20" draw:formula="logwidth"/><draw:equation draw:name="f21" draw:formula="logheight"/></draw:enhanced-geometry></draw:custom-shape></text:p>
      <text:p text:style-name="P1"><draw:custom-shape text:anchor-type="paragraph" draw:z-index="62" draw:name="Text Box 1077" draw:style-name="gr42" draw:text-style-name="P16" svg:width="7.956cm" svg:height="3.303cm" svg:x="10.271cm" svg:y="23.463cm"><text:p text:style-name="Frame_20_contents"><text:span text:style-name="T3">GRAPHIC DESIGN AWARD</text:span></text:p><text:p text:style-name="Frame_20_contents"><text:span text:style-name="T6">Street Name, Town/City, State/Country, Post/Zip Code</text:span></text:p><text:p text:style-name="Frame_20_contents"><text:span text:style-name="T6">27-December-2015</text:span></text:p><text:p text:style-name="P4"/><text:p text:style-name="Frame_20_contents"><text:span text:style-name="T3">WEB DEVELOPMENT AWARD</text:span></text:p><text:p text:style-name="Frame_20_contents"><text:span text:style-name="T6">Street Name, Town/City, State/Country, Post/Zip Code</text:span></text:p><text:p text:style-name="Frame_20_contents"><text:span text:style-name="T6">19-September-201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1" draw:name="Text Box 1076" draw:style-name="gr41" draw:text-style-name="P16" svg:width="2.985cm" svg:height="0.856cm" svg:x="10.283cm" svg:y="22.345cm"><text:p text:style-name="Frame_20_contents"><text:span text:style-name="T4">AWARD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11" draw:style-name="gr5" draw:text-style-name="P13" svg:width="2.541cm" svg:height="0.063cm" svg:x="4.874cm" svg:y="22.73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Rectangle 16" draw:style-name="gr9" draw:text-style-name="P14" svg:width="3.712cm" svg:height="0.114cm" svg:x="4.874cm" svg:y="25.07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17" draw:style-name="gr10" draw:text-style-name="P14" svg:width="3.712cm" svg:height="0.103cm" svg:x="4.874cm" svg:y="25.49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18" draw:style-name="gr9" draw:text-style-name="P14" svg:width="3.712cm" svg:height="0.11cm" svg:x="4.874cm" svg:y="25.88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Rectangle 20" draw:style-name="gr10" draw:text-style-name="P14" svg:width="3.712cm" svg:height="0.103cm" svg:x="4.874cm" svg:y="24.2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Rectangle 21" draw:style-name="gr11" draw:text-style-name="P15" svg:width="2.345cm" svg:height="0.103cm" svg:x="4.874cm" svg:y="24.2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Rectangle 22" draw:style-name="gr9" draw:text-style-name="P14" svg:width="3.712cm" svg:height="0.11cm" svg:x="4.874cm" svg:y="24.66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Rectangle 23" draw:style-name="gr12" draw:text-style-name="P15" svg:width="3.116cm" svg:height="0.11cm" svg:x="4.874cm" svg:y="24.66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Rectangle 24" draw:style-name="gr12" draw:text-style-name="P15" svg:width="3.116cm" svg:height="0.114cm" svg:x="4.874cm" svg:y="25.07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Rectangle 25" draw:style-name="gr13" draw:text-style-name="P15" svg:width="3.116cm" svg:height="0.103cm" svg:x="4.874cm" svg:y="25.49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Rectangle 26" draw:style-name="gr12" draw:text-style-name="P15" svg:width="3.116cm" svg:height="0.11cm" svg:x="4.874cm" svg:y="25.88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Rectangle 27" draw:style-name="gr9" draw:text-style-name="P14" svg:width="3.712cm" svg:height="0.114cm" svg:x="4.874cm" svg:y="26.29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Rectangle 28" draw:style-name="gr12" draw:text-style-name="P15" svg:width="3.116cm" svg:height="0.114cm" svg:x="4.874cm" svg:y="26.29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0" draw:name="Rectangle 1073" draw:style-name="gr3" draw:text-style-name="P13" svg:width="12.32cm" svg:height="0.057cm" svg:x="4.87cm" svg:y="16.77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9" draw:name="Text Box 1072" draw:style-name="gr40" draw:text-style-name="P16" svg:width="3.978cm" svg:height="3.303cm" svg:x="-0.353cm" svg:y="23.476cm"><text:p text:style-name="P9"><text:span text:style-name="T6"/></text:p><text:p text:style-name="P8"><text:span text:style-name="T6">Adobe </text:span><text:span text:style-name="T8">Ps</text:span></text:p><text:p text:style-name="P8"><text:span text:style-name="T6">Microsoft </text:span><text:span text:style-name="T8">Office</text:span></text:p><text:p text:style-name="P9"><text:span text:style-name="T6">JS React</text:span></text:p><text:p text:style-name="P8"><text:span text:style-name="T6">Java Script</text:span></text:p><text:p text:style-name="P9"><text:span text:style-name="T6">CSS</text:span></text:p><text:p text:style-name="P8"><text:span text:style-name="T6">HTML5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8" draw:name="Text Box 1071" draw:style-name="gr39" draw:text-style-name="P16" svg:width="4.063cm" svg:height="0.856cm" svg:x="0.64cm" svg:y="22.345cm"><text:p text:style-name="P6"><text:span text:style-name="T4">EXPERTI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3" draw:name="Text Box 1066" draw:style-name="gr38" draw:text-style-name="P16" svg:width="4.231cm" svg:height="0.856cm" svg:x="0.64cm" svg:y="16.381cm"><text:p text:style-name="P6"><text:span text:style-name="T4">EDUCATI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7" draw:name="Text Box 1070" draw:style-name="gr37" draw:text-style-name="P16" svg:width="13.618cm" svg:height="2.17cm" svg:x="4.609cm" svg:y="19.794cm"><text:p text:style-name="P7"><text:span text:style-name="T3">BACHELORSE OF SCIENCE COLLAGE </text:span></text:p><text:p text:style-name="P7"><text:span text:style-name="T6">There are many variations of passages of lorem Ipsum available the majority have suffered <text:s/>tioninso form, by injected humour, or randomised words which don't handful of model entence pesetting industry. Lorem Ipsum has been the industry's some form, by injected humour available the majorit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6" draw:name="Text Box 1069" draw:style-name="gr36" draw:text-style-name="P16" svg:width="3.343cm" svg:height="1.609cm" svg:x="0.282cm" svg:y="19.794cm"><text:p text:style-name="P6"><text:span text:style-name="T3">MASTERSE</text:span></text:p><text:p text:style-name="P6"><text:span text:style-name="T3">OF SCIENCE DEGREE </text:span><text:span text:style-name="T6">14-february-2009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5" draw:name="Text Box 1068" draw:style-name="gr37" draw:text-style-name="P16" svg:width="13.618cm" svg:height="2.17cm" svg:x="4.621cm" svg:y="17.519cm"><text:p text:style-name="P7"><text:span text:style-name="T3">BACHELORSE OF SCIENCE COLLAGE </text:span></text:p><text:p text:style-name="P7"><text:span text:style-name="T6">There are many variations of passages of lorem Ipsum available the majority have suffered <text:s/>tioninso form, by injected humour, or randomised words which don't handful of model entence pesetting industry. Lorem Ipsum has been the industry's some form, by injected humour available the majorit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4" draw:name="Text Box 1067" draw:style-name="gr36" draw:text-style-name="P16" svg:width="3.343cm" svg:height="1.609cm" svg:x="0.282cm" svg:y="17.519cm"><text:p text:style-name="P6"><text:span text:style-name="T3">BACHELORSE</text:span></text:p><text:p text:style-name="P6"><text:span text:style-name="T3">OF SCIENCE DEGREE </text:span><text:span text:style-name="T6">13-November-201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7" draw:name="Text Box 1333" draw:style-name="gr36" draw:text-style-name="P16" svg:width="3.343cm" svg:height="1.609cm" svg:x="0.282cm" svg:y="9.467cm"><text:p text:style-name="P6"><text:span text:style-name="T3">ARTIST OF</text:span></text:p><text:p text:style-name="P6"><text:span text:style-name="T3">GRAPHIC DESIGNER</text:span></text:p><text:p text:style-name="P6"><text:span text:style-name="T6">2015-Pres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9" draw:name="Text Box 1338" draw:style-name="gr36" draw:text-style-name="P16" svg:width="3.343cm" svg:height="1.609cm" svg:x="0.282cm" svg:y="11.742cm"><text:p text:style-name="P6"><text:span text:style-name="T3">GRAPHIC &amp;</text:span></text:p><text:p text:style-name="P6"><text:span text:style-name="T3">WEB DESIGNER </text:span></text:p><text:p text:style-name="P6"><text:span text:style-name="T6">17-September-201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6" draw:name="Text Box 1332" draw:style-name="gr35" draw:text-style-name="P16" svg:width="4.121cm" svg:height="0.955cm" svg:x="0.653cm" svg:y="8.329cm"><text:p text:style-name="P6"><text:span text:style-name="T4">EXPERIENC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8" draw:name="Text Box 1334" draw:style-name="gr37" draw:text-style-name="P16" svg:width="13.618cm" svg:height="2.17cm" svg:x="4.621cm" svg:y="9.467cm"><text:p text:style-name="Frame_20_contents"><text:span text:style-name="T3">DOT PIXEL PRINTING PRESS, LOCATION ADDRESS HERE</text:span></text:p><text:p text:style-name="P7"><text:span text:style-name="T6">There are many variations of passages of lorem Ipsum available the majority have suffered <text:s/>tioninso form, by injected humour, or randomised words which don't handful of model entence pesetting industry. Lorem Ipsum has been the industry's some form, by injected humour available the majorit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2" draw:name="Text Box 1342" draw:style-name="gr37" draw:text-style-name="P16" svg:width="13.618cm" svg:height="2.17cm" svg:x="4.609cm" svg:y="14.018cm"><text:p text:style-name="Frame_20_contents"><text:span text:style-name="T3">DOT PIXEL PRINTING PRESS, LOCATION ADDRESS HERE</text:span></text:p><text:p text:style-name="P7"><text:span text:style-name="T6">There are many variations of passages of lorem Ipsum available the majority have suffered <text:s/>tioninso form, by injected humour, or randomised words which don't handful of model entence pesetting industry. Lorem Ipsum has been the industry's some form, by injected humour available the majorit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0" draw:name="Text Box 1339" draw:style-name="gr37" draw:text-style-name="P16" svg:width="13.618cm" svg:height="2.17cm" svg:x="4.609cm" svg:y="11.742cm"><text:p text:style-name="Frame_20_contents"><text:span text:style-name="T3">DOT PIXEL PRINTING PRESS, LOCATION ADDRESS HERE</text:span></text:p><text:p text:style-name="P7"><text:span text:style-name="T6">There are many variations of passages of lorem Ipsum available the majority have suffered <text:s/>tioninso form, by injected humour, or randomised words which don't handful of model entence pesetting industry. Lorem Ipsum has been the industry's some form, by injected humour available the majorit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1" draw:name="Text Box 1341" draw:style-name="gr36" draw:text-style-name="P16" svg:width="3.343cm" svg:height="1.609cm" svg:x="0.27cm" svg:y="14.018cm"><text:p text:style-name="P6"><text:span text:style-name="T3">APPS &amp; UI/UX</text:span></text:p><text:p text:style-name="P6"><text:span text:style-name="T3">DESIGNER </text:span></text:p><text:p text:style-name="P6"><text:span text:style-name="T6">23-Decenmer-201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9" draw:style-name="gr3" draw:text-style-name="P13" svg:width="12.32cm" svg:height="0.057cm" svg:x="4.87cm" svg:y="8.72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5" draw:name="Text Box 1330" draw:style-name="gr34" draw:text-style-name="P16" svg:width="6.51cm" svg:height="1.576cm" svg:x="10.351cm" svg:y="5.472cm"><text:p text:style-name="Frame_20_contents"><text:span text:style-name="T3">Twitter</text:span><text:span text:style-name="T6"> : twitter.com/useridnamehere</text:span></text:p><text:p text:style-name="Frame_20_contents"><text:span text:style-name="T3">Linkeding</text:span><text:span text:style-name="T6"> : linkeding.com/useridnamehere</text:span></text:p><text:p text:style-name="Frame_20_contents"><text:span text:style-name="T3">Behance</text:span><text:span text:style-name="T6"> : behance.com/useridnamehe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4" draw:name="Text Box 1329" draw:style-name="gr33" draw:text-style-name="P16" svg:width="8.155cm" svg:height="1.576cm" svg:x="0.501cm" svg:y="5.463cm"><text:p text:style-name="P6"><text:span text:style-name="T7">07852797418</text:span><text:span text:style-name="T6"> : </text:span><text:span text:style-name="T3">Phone</text:span></text:p><text:p text:style-name="P6"><text:span text:style-name="T7">carlbclifton@gmail.com</text:span><text:span text:style-name="T6"> : </text:span><text:span text:style-name="T3">E-mail</text:span></text:p><text:p text:style-name="P6"><text:span text:style-name="T7">4 Littler Avenue, Chorlton, Manchester M21 7WA </text:span><text:span text:style-name="T6">: </text:span><text:span text:style-name="T3">Addres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3" draw:name="Text Box 1326" draw:style-name="gr32" draw:text-style-name="P16" svg:width="3.843cm" svg:height="0.641cm" svg:x="9.786cm" svg:y="4.692cm"><text:p text:style-name="P10"><text:span text:style-name="T5">PORTFOLI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2" draw:name="Text Box 1325" draw:style-name="gr31" draw:text-style-name="P16" svg:width="3.16cm" svg:height="0.772cm" svg:x="6.043cm" svg:y="4.692cm"><text:p text:style-name="P6"><text:span text:style-name="T5">CONTAC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Text Box 1323" draw:style-name="gr30" draw:text-style-name="P16" svg:width="4.345cm" svg:height="0.705cm" svg:x="7.334cm" svg:y="0.589cm"><text:p text:style-name="P3"><text:span text:style-name="T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13" draw:style-name="gr7" draw:text-style-name="P13" svg:width="0.063cm" svg:height="2.523cm" svg:x="9.476cm" svg:y="4.91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Rectangle 10" draw:style-name="gr4" draw:text-style-name="P13" svg:width="0.059cm" svg:height="4.047cm" svg:x="9.534cm" svg:y="22.4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angle 12" draw:style-name="gr6" draw:text-style-name="P13" svg:width="4.19cm" svg:height="0.063cm" svg:x="13cm" svg:y="22.73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14" draw:style-name="gr8" draw:text-style-name="P13" svg:width="18.005cm" svg:height="0.057cm" svg:x="0.504cm" svg:y="7.38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Freeform 29" draw:style-name="gr14" draw:text-style-name="P15" svg:width="0.422cm" svg:height="0.327cm" svg:x="17.685cm" svg:y="16.639cm"><text:p/><draw:enhanced-geometry draw:mirror-horizontal="false" draw:mirror-vertical="false" drawooo:sub-view-size="49 38" draw:text-areas="0 0 ?f120 ?f121" svg:viewBox="0 0 0 0" draw:type="ooxml-non-primitive" draw:enhanced-path="M 48 12 C 25 1 25 1 25 1 25 0 25 0 25 0 24 0 24 0 24 1 1 12 1 12 1 12 0 12 0 13 0 14 0 14 0 15 1 15 8 19 8 19 8 19 8 26 8 26 8 26 8 31 16 35 25 35 32 35 38 32 40 28 41 29 41 30 42 30 40 35 40 35 40 35 40 35 40 36 40 36 40 36 40 36 40 37 40 37 41 38 41 38 46 38 46 38 46 38 47 38 48 37 48 37 48 36 48 36 48 36 48 36 48 35 48 35 46 30 46 30 46 30 47 29 48 28 48 27 48 26 47 24 46 24 46 16 46 16 46 16 48 15 48 15 48 15 49 15 49 14 49 14 49 13 49 12 48 12 Z M 44 27 C 44 27 44 27 44 27 44 27 44 27 44 27 44 27 44 27 44 27 44 27 44 27 44 27 44 27 44 27 44 27 Z M 24 15 C 38 17 38 17 38 17 25 23 25 23 25 23 6 14 6 14 6 14 25 4 25 4 25 4 43 13 43 13 43 13 25 12 25 12 25 12 25 12 25 12 25 12 24 12 23 12 23 13 23 13 23 13 23 14 23 14 24 15 24 15 Z M 12 20 C 24 27 24 27 24 27 24 27 24 27 25 27 25 27 25 27 25 27 38 20 38 20 38 20 38 26 38 26 38 26 38 27 37 28 34 29 32 31 28 31 25 31 21 31 17 31 15 29 13 28 12 27 12 26 L 12 20 Z M 41 19 C 42 18 42 18 42 18 42 24 42 24 42 24 42 24 41 24 41 25 L 41 19 Z N"><draw:equation draw:name="f0" draw:formula="48*logwidth/49"/><draw:equation draw:name="f1" draw:formula="12*logheight/38"/><draw:equation draw:name="f2" draw:formula="25*logwidth/49"/><draw:equation draw:name="f3" draw:formula="1*logheight/38"/><draw:equation draw:name="f4" draw:formula="25*logwidth/49"/><draw:equation draw:name="f5" draw:formula="0*logheight/38"/><draw:equation draw:name="f6" draw:formula="24*logwidth/49"/><draw:equation draw:name="f7" draw:formula="1*logheight/38"/><draw:equation draw:name="f8" draw:formula="1*logwidth/49"/><draw:equation draw:name="f9" draw:formula="12*logheight/38"/><draw:equation draw:name="f10" draw:formula="0*logwidth/49"/><draw:equation draw:name="f11" draw:formula="14*logheight/38"/><draw:equation draw:name="f12" draw:formula="1*logwidth/49"/><draw:equation draw:name="f13" draw:formula="15*logheight/38"/><draw:equation draw:name="f14" draw:formula="8*logwidth/49"/><draw:equation draw:name="f15" draw:formula="19*logheight/38"/><draw:equation draw:name="f16" draw:formula="8*logwidth/49"/><draw:equation draw:name="f17" draw:formula="26*logheight/38"/><draw:equation draw:name="f18" draw:formula="25*logwidth/49"/><draw:equation draw:name="f19" draw:formula="35*logheight/38"/><draw:equation draw:name="f20" draw:formula="40*logwidth/49"/><draw:equation draw:name="f21" draw:formula="28*logheight/38"/><draw:equation draw:name="f22" draw:formula="42*logwidth/49"/><draw:equation draw:name="f23" draw:formula="30*logheight/38"/><draw:equation draw:name="f24" draw:formula="40*logwidth/49"/><draw:equation draw:name="f25" draw:formula="35*logheight/38"/><draw:equation draw:name="f26" draw:formula="40*logwidth/49"/><draw:equation draw:name="f27" draw:formula="36*logheight/38"/><draw:equation draw:name="f28" draw:formula="40*logwidth/49"/><draw:equation draw:name="f29" draw:formula="37*logheight/38"/><draw:equation draw:name="f30" draw:formula="41*logwidth/49"/><draw:equation draw:name="f31" draw:formula="38*logheight/38"/><draw:equation draw:name="f32" draw:formula="46*logwidth/49"/><draw:equation draw:name="f33" draw:formula="38*logheight/38"/><draw:equation draw:name="f34" draw:formula="48*logwidth/49"/><draw:equation draw:name="f35" draw:formula="37*logheight/38"/><draw:equation draw:name="f36" draw:formula="48*logwidth/49"/><draw:equation draw:name="f37" draw:formula="36*logheight/38"/><draw:equation draw:name="f38" draw:formula="48*logwidth/49"/><draw:equation draw:name="f39" draw:formula="35*logheight/38"/><draw:equation draw:name="f40" draw:formula="46*logwidth/49"/><draw:equation draw:name="f41" draw:formula="30*logheight/38"/><draw:equation draw:name="f42" draw:formula="48*logwidth/49"/><draw:equation draw:name="f43" draw:formula="27*logheight/38"/><draw:equation draw:name="f44" draw:formula="46*logwidth/49"/><draw:equation draw:name="f45" draw:formula="24*logheight/38"/><draw:equation draw:name="f46" draw:formula="46*logwidth/49"/><draw:equation draw:name="f47" draw:formula="16*logheight/38"/><draw:equation draw:name="f48" draw:formula="48*logwidth/49"/><draw:equation draw:name="f49" draw:formula="15*logheight/38"/><draw:equation draw:name="f50" draw:formula="49*logwidth/49"/><draw:equation draw:name="f51" draw:formula="14*logheight/38"/><draw:equation draw:name="f52" draw:formula="48*logwidth/49"/><draw:equation draw:name="f53" draw:formula="12*logheight/38"/><draw:equation draw:name="f54" draw:formula="44*logwidth/49"/><draw:equation draw:name="f55" draw:formula="27*logheight/38"/><draw:equation draw:name="f56" draw:formula="44*logwidth/49"/><draw:equation draw:name="f57" draw:formula="27*logheight/38"/><draw:equation draw:name="f58" draw:formula="44*logwidth/49"/><draw:equation draw:name="f59" draw:formula="27*logheight/38"/><draw:equation draw:name="f60" draw:formula="44*logwidth/49"/><draw:equation draw:name="f61" draw:formula="27*logheight/38"/><draw:equation draw:name="f62" draw:formula="44*logwidth/49"/><draw:equation draw:name="f63" draw:formula="27*logheight/38"/><draw:equation draw:name="f64" draw:formula="44*logwidth/49"/><draw:equation draw:name="f65" draw:formula="27*logheight/38"/><draw:equation draw:name="f66" draw:formula="24*logwidth/49"/><draw:equation draw:name="f67" draw:formula="15*logheight/38"/><draw:equation draw:name="f68" draw:formula="38*logwidth/49"/><draw:equation draw:name="f69" draw:formula="17*logheight/38"/><draw:equation draw:name="f70" draw:formula="25*logwidth/49"/><draw:equation draw:name="f71" draw:formula="23*logheight/38"/><draw:equation draw:name="f72" draw:formula="6*logwidth/49"/><draw:equation draw:name="f73" draw:formula="14*logheight/38"/><draw:equation draw:name="f74" draw:formula="25*logwidth/49"/><draw:equation draw:name="f75" draw:formula="4*logheight/38"/><draw:equation draw:name="f76" draw:formula="43*logwidth/49"/><draw:equation draw:name="f77" draw:formula="13*logheight/38"/><draw:equation draw:name="f78" draw:formula="25*logwidth/49"/><draw:equation draw:name="f79" draw:formula="12*logheight/38"/><draw:equation draw:name="f80" draw:formula="25*logwidth/49"/><draw:equation draw:name="f81" draw:formula="12*logheight/38"/><draw:equation draw:name="f82" draw:formula="23*logwidth/49"/><draw:equation draw:name="f83" draw:formula="13*logheight/38"/><draw:equation draw:name="f84" draw:formula="23*logwidth/49"/><draw:equation draw:name="f85" draw:formula="14*logheight/38"/><draw:equation draw:name="f86" draw:formula="24*logwidth/49"/><draw:equation draw:name="f87" draw:formula="15*logheight/38"/><draw:equation draw:name="f88" draw:formula="12*logwidth/49"/><draw:equation draw:name="f89" draw:formula="20*logheight/38"/><draw:equation draw:name="f90" draw:formula="24*logwidth/49"/><draw:equation draw:name="f91" draw:formula="27*logheight/38"/><draw:equation draw:name="f92" draw:formula="25*logwidth/49"/><draw:equation draw:name="f93" draw:formula="27*logheight/38"/><draw:equation draw:name="f94" draw:formula="25*logwidth/49"/><draw:equation draw:name="f95" draw:formula="27*logheight/38"/><draw:equation draw:name="f96" draw:formula="38*logwidth/49"/><draw:equation draw:name="f97" draw:formula="20*logheight/38"/><draw:equation draw:name="f98" draw:formula="38*logwidth/49"/><draw:equation draw:name="f99" draw:formula="26*logheight/38"/><draw:equation draw:name="f100" draw:formula="34*logwidth/49"/><draw:equation draw:name="f101" draw:formula="29*logheight/38"/><draw:equation draw:name="f102" draw:formula="25*logwidth/49"/><draw:equation draw:name="f103" draw:formula="31*logheight/38"/><draw:equation draw:name="f104" draw:formula="15*logwidth/49"/><draw:equation draw:name="f105" draw:formula="29*logheight/38"/><draw:equation draw:name="f106" draw:formula="12*logwidth/49"/><draw:equation draw:name="f107" draw:formula="26*logheight/38"/><draw:equation draw:name="f108" draw:formula="12*logwidth/49"/><draw:equation draw:name="f109" draw:formula="20*logheight/38"/><draw:equation draw:name="f110" draw:formula="41*logwidth/49"/><draw:equation draw:name="f111" draw:formula="19*logheight/38"/><draw:equation draw:name="f112" draw:formula="42*logwidth/49"/><draw:equation draw:name="f113" draw:formula="18*logheight/38"/><draw:equation draw:name="f114" draw:formula="42*logwidth/49"/><draw:equation draw:name="f115" draw:formula="24*logheight/38"/><draw:equation draw:name="f116" draw:formula="41*logwidth/49"/><draw:equation draw:name="f117" draw:formula="25*logheight/38"/><draw:equation draw:name="f118" draw:formula="41*logwidth/49"/><draw:equation draw:name="f119" draw:formula="19*logheight/38"/><draw:equation draw:name="f120" draw:formula="logwidth"/><draw:equation draw:name="f121" draw:formula="logheight"/></draw:enhanced-geometry></draw:custom-shape><draw:custom-shape text:anchor-type="paragraph" draw:z-index="21" draw:name="Freeform 30" draw:style-name="gr15" draw:text-style-name="P15" svg:width="0.68cm" svg:height="0.77cm" svg:x="17.556cm" svg:y="16.418cm"><text:p/><draw:enhanced-geometry draw:mirror-horizontal="false" draw:mirror-vertical="false" drawooo:sub-view-size="187 212" draw:text-areas="0 0 ?f28 ?f29" svg:viewBox="0 0 0 0" draw:type="ooxml-non-primitive" draw:enhanced-path="M 95 0 L 0 51 0 160 95 212 187 160 187 51 95 0 Z M 173 151 L 95 198 15 151 15 61 95 14 173 61 173 151 Z N"><draw:equation draw:name="f0" draw:formula="95*logwidth/187"/><draw:equation draw:name="f1" draw:formula="0*logheight/212"/><draw:equation draw:name="f2" draw:formula="0*logwidth/187"/><draw:equation draw:name="f3" draw:formula="51*logheight/212"/><draw:equation draw:name="f4" draw:formula="0*logwidth/187"/><draw:equation draw:name="f5" draw:formula="160*logheight/212"/><draw:equation draw:name="f6" draw:formula="95*logwidth/187"/><draw:equation draw:name="f7" draw:formula="212*logheight/212"/><draw:equation draw:name="f8" draw:formula="187*logwidth/187"/><draw:equation draw:name="f9" draw:formula="160*logheight/212"/><draw:equation draw:name="f10" draw:formula="187*logwidth/187"/><draw:equation draw:name="f11" draw:formula="51*logheight/212"/><draw:equation draw:name="f12" draw:formula="95*logwidth/187"/><draw:equation draw:name="f13" draw:formula="0*logheight/212"/><draw:equation draw:name="f14" draw:formula="173*logwidth/187"/><draw:equation draw:name="f15" draw:formula="151*logheight/212"/><draw:equation draw:name="f16" draw:formula="95*logwidth/187"/><draw:equation draw:name="f17" draw:formula="198*logheight/212"/><draw:equation draw:name="f18" draw:formula="15*logwidth/187"/><draw:equation draw:name="f19" draw:formula="151*logheight/212"/><draw:equation draw:name="f20" draw:formula="15*logwidth/187"/><draw:equation draw:name="f21" draw:formula="61*logheight/212"/><draw:equation draw:name="f22" draw:formula="95*logwidth/187"/><draw:equation draw:name="f23" draw:formula="14*logheight/212"/><draw:equation draw:name="f24" draw:formula="173*logwidth/187"/><draw:equation draw:name="f25" draw:formula="61*logheight/212"/><draw:equation draw:name="f26" draw:formula="173*logwidth/187"/><draw:equation draw:name="f27" draw:formula="151*logheight/212"/><draw:equation draw:name="f28" draw:formula="logwidth"/><draw:equation draw:name="f29" draw:formula="logheight"/></draw:enhanced-geometry></draw:custom-shape><draw:custom-shape text:anchor-type="paragraph" draw:z-index="22" draw:name="Freeform 31" draw:style-name="gr16" draw:text-style-name="P15" svg:width="0.68cm" svg:height="0.779cm" svg:x="17.556cm" svg:y="8.37cm"><text:p/><draw:enhanced-geometry draw:mirror-horizontal="false" draw:mirror-vertical="false" drawooo:sub-view-size="187 214" draw:text-areas="0 0 ?f28 ?f29" svg:viewBox="0 0 0 0" draw:type="ooxml-non-primitive" draw:enhanced-path="M 95 0 L 0 54 0 160 95 214 187 160 187 54 95 0 Z M 173 153 L 95 198 15 153 15 61 95 16 173 61 173 153 Z N"><draw:equation draw:name="f0" draw:formula="95*logwidth/187"/><draw:equation draw:name="f1" draw:formula="0*logheight/214"/><draw:equation draw:name="f2" draw:formula="0*logwidth/187"/><draw:equation draw:name="f3" draw:formula="54*logheight/214"/><draw:equation draw:name="f4" draw:formula="0*logwidth/187"/><draw:equation draw:name="f5" draw:formula="160*logheight/214"/><draw:equation draw:name="f6" draw:formula="95*logwidth/187"/><draw:equation draw:name="f7" draw:formula="214*logheight/214"/><draw:equation draw:name="f8" draw:formula="187*logwidth/187"/><draw:equation draw:name="f9" draw:formula="160*logheight/214"/><draw:equation draw:name="f10" draw:formula="187*logwidth/187"/><draw:equation draw:name="f11" draw:formula="54*logheight/214"/><draw:equation draw:name="f12" draw:formula="95*logwidth/187"/><draw:equation draw:name="f13" draw:formula="0*logheight/214"/><draw:equation draw:name="f14" draw:formula="173*logwidth/187"/><draw:equation draw:name="f15" draw:formula="153*logheight/214"/><draw:equation draw:name="f16" draw:formula="95*logwidth/187"/><draw:equation draw:name="f17" draw:formula="198*logheight/214"/><draw:equation draw:name="f18" draw:formula="15*logwidth/187"/><draw:equation draw:name="f19" draw:formula="153*logheight/214"/><draw:equation draw:name="f20" draw:formula="15*logwidth/187"/><draw:equation draw:name="f21" draw:formula="61*logheight/214"/><draw:equation draw:name="f22" draw:formula="95*logwidth/187"/><draw:equation draw:name="f23" draw:formula="16*logheight/214"/><draw:equation draw:name="f24" draw:formula="173*logwidth/187"/><draw:equation draw:name="f25" draw:formula="61*logheight/214"/><draw:equation draw:name="f26" draw:formula="173*logwidth/187"/><draw:equation draw:name="f27" draw:formula="153*logheight/214"/><draw:equation draw:name="f28" draw:formula="logwidth"/><draw:equation draw:name="f29" draw:formula="logheight"/></draw:enhanced-geometry></draw:custom-shape><draw:custom-shape text:anchor-type="paragraph" draw:z-index="23" draw:name="Freeform 32" draw:style-name="gr17" draw:text-style-name="P15" svg:width="0.378cm" svg:height="0.334cm" svg:x="17.708cm" svg:y="8.592cm"><text:p/><draw:enhanced-geometry draw:mirror-horizontal="false" draw:mirror-vertical="false" drawooo:sub-view-size="44 39" draw:text-areas="0 0 ?f76 ?f77" svg:viewBox="0 0 0 0" draw:type="ooxml-non-primitive" draw:enhanced-path="M 42 5 C 42 5 41 4 40 4 30 4 30 4 30 4 30 2 30 2 30 2 30 0 29 0 28 0 15 0 15 0 15 0 14 0 13 0 13 2 13 4 13 4 13 4 3 4 3 4 3 4 2 4 1 5 1 5 0 6 0 7 0 8 0 35 0 35 0 35 0 36 0 37 1 38 1 39 2 39 3 39 40 39 40 39 40 39 41 39 42 39 42 38 43 37 44 36 44 35 44 8 44 8 44 8 44 7 43 6 42 5 Z M 17 4 C 17 4 17 4 17 4 26 4 26 4 26 4 26 4 26 4 26 4 L 17 4 Z M 4 18 C 18 18 18 18 18 18 18 19 19 20 20 20 24 20 24 20 24 20 25 20 26 19 26 18 39 18 39 18 39 18 39 35 39 35 39 35 4 35 4 35 4 35 L 4 18 Z M 4 13 C 4 8 4 8 4 8 39 8 39 8 39 8 39 13 39 13 39 13 L 4 13 Z N"><draw:equation draw:name="f0" draw:formula="42*logwidth/44"/><draw:equation draw:name="f1" draw:formula="5*logheight/39"/><draw:equation draw:name="f2" draw:formula="40*logwidth/44"/><draw:equation draw:name="f3" draw:formula="4*logheight/39"/><draw:equation draw:name="f4" draw:formula="30*logwidth/44"/><draw:equation draw:name="f5" draw:formula="4*logheight/39"/><draw:equation draw:name="f6" draw:formula="30*logwidth/44"/><draw:equation draw:name="f7" draw:formula="2*logheight/39"/><draw:equation draw:name="f8" draw:formula="28*logwidth/44"/><draw:equation draw:name="f9" draw:formula="0*logheight/39"/><draw:equation draw:name="f10" draw:formula="15*logwidth/44"/><draw:equation draw:name="f11" draw:formula="0*logheight/39"/><draw:equation draw:name="f12" draw:formula="13*logwidth/44"/><draw:equation draw:name="f13" draw:formula="2*logheight/39"/><draw:equation draw:name="f14" draw:formula="13*logwidth/44"/><draw:equation draw:name="f15" draw:formula="4*logheight/39"/><draw:equation draw:name="f16" draw:formula="3*logwidth/44"/><draw:equation draw:name="f17" draw:formula="4*logheight/39"/><draw:equation draw:name="f18" draw:formula="1*logwidth/44"/><draw:equation draw:name="f19" draw:formula="5*logheight/39"/><draw:equation draw:name="f20" draw:formula="0*logwidth/44"/><draw:equation draw:name="f21" draw:formula="8*logheight/39"/><draw:equation draw:name="f22" draw:formula="0*logwidth/44"/><draw:equation draw:name="f23" draw:formula="35*logheight/39"/><draw:equation draw:name="f24" draw:formula="1*logwidth/44"/><draw:equation draw:name="f25" draw:formula="38*logheight/39"/><draw:equation draw:name="f26" draw:formula="3*logwidth/44"/><draw:equation draw:name="f27" draw:formula="39*logheight/39"/><draw:equation draw:name="f28" draw:formula="40*logwidth/44"/><draw:equation draw:name="f29" draw:formula="39*logheight/39"/><draw:equation draw:name="f30" draw:formula="42*logwidth/44"/><draw:equation draw:name="f31" draw:formula="38*logheight/39"/><draw:equation draw:name="f32" draw:formula="44*logwidth/44"/><draw:equation draw:name="f33" draw:formula="35*logheight/39"/><draw:equation draw:name="f34" draw:formula="44*logwidth/44"/><draw:equation draw:name="f35" draw:formula="8*logheight/39"/><draw:equation draw:name="f36" draw:formula="42*logwidth/44"/><draw:equation draw:name="f37" draw:formula="5*logheight/39"/><draw:equation draw:name="f38" draw:formula="17*logwidth/44"/><draw:equation draw:name="f39" draw:formula="4*logheight/39"/><draw:equation draw:name="f40" draw:formula="17*logwidth/44"/><draw:equation draw:name="f41" draw:formula="4*logheight/39"/><draw:equation draw:name="f42" draw:formula="26*logwidth/44"/><draw:equation draw:name="f43" draw:formula="4*logheight/39"/><draw:equation draw:name="f44" draw:formula="26*logwidth/44"/><draw:equation draw:name="f45" draw:formula="4*logheight/39"/><draw:equation draw:name="f46" draw:formula="17*logwidth/44"/><draw:equation draw:name="f47" draw:formula="4*logheight/39"/><draw:equation draw:name="f48" draw:formula="4*logwidth/44"/><draw:equation draw:name="f49" draw:formula="18*logheight/39"/><draw:equation draw:name="f50" draw:formula="18*logwidth/44"/><draw:equation draw:name="f51" draw:formula="18*logheight/39"/><draw:equation draw:name="f52" draw:formula="20*logwidth/44"/><draw:equation draw:name="f53" draw:formula="20*logheight/39"/><draw:equation draw:name="f54" draw:formula="24*logwidth/44"/><draw:equation draw:name="f55" draw:formula="20*logheight/39"/><draw:equation draw:name="f56" draw:formula="26*logwidth/44"/><draw:equation draw:name="f57" draw:formula="18*logheight/39"/><draw:equation draw:name="f58" draw:formula="39*logwidth/44"/><draw:equation draw:name="f59" draw:formula="18*logheight/39"/><draw:equation draw:name="f60" draw:formula="39*logwidth/44"/><draw:equation draw:name="f61" draw:formula="35*logheight/39"/><draw:equation draw:name="f62" draw:formula="4*logwidth/44"/><draw:equation draw:name="f63" draw:formula="35*logheight/39"/><draw:equation draw:name="f64" draw:formula="4*logwidth/44"/><draw:equation draw:name="f65" draw:formula="18*logheight/39"/><draw:equation draw:name="f66" draw:formula="4*logwidth/44"/><draw:equation draw:name="f67" draw:formula="13*logheight/39"/><draw:equation draw:name="f68" draw:formula="4*logwidth/44"/><draw:equation draw:name="f69" draw:formula="8*logheight/39"/><draw:equation draw:name="f70" draw:formula="39*logwidth/44"/><draw:equation draw:name="f71" draw:formula="8*logheight/39"/><draw:equation draw:name="f72" draw:formula="39*logwidth/44"/><draw:equation draw:name="f73" draw:formula="13*logheight/39"/><draw:equation draw:name="f74" draw:formula="4*logwidth/44"/><draw:equation draw:name="f75" draw:formula="13*logheight/39"/><draw:equation draw:name="f76" draw:formula="logwidth"/><draw:equation draw:name="f77" draw:formula="logheight"/></draw:enhanced-geometry></draw:custom-shape><draw:custom-shape text:anchor-type="paragraph" draw:z-index="24" draw:name="Freeform 33" draw:style-name="gr18" draw:text-style-name="P15" svg:width="0.68cm" svg:height="0.782cm" svg:x="7.897cm" svg:y="22.371cm"><text:p/><draw:enhanced-geometry draw:mirror-horizontal="false" draw:mirror-vertical="false" drawooo:sub-view-size="187 215" draw:text-areas="0 0 ?f28 ?f29" svg:viewBox="0 0 0 0" draw:type="ooxml-non-primitive" draw:enhanced-path="M 93 0 L 0 54 0 160 93 215 187 160 187 54 93 0 Z M 173 153 L 93 198 15 153 15 61 93 16 173 61 173 153 Z N"><draw:equation draw:name="f0" draw:formula="93*logwidth/187"/><draw:equation draw:name="f1" draw:formula="0*logheight/215"/><draw:equation draw:name="f2" draw:formula="0*logwidth/187"/><draw:equation draw:name="f3" draw:formula="54*logheight/215"/><draw:equation draw:name="f4" draw:formula="0*logwidth/187"/><draw:equation draw:name="f5" draw:formula="160*logheight/215"/><draw:equation draw:name="f6" draw:formula="93*logwidth/187"/><draw:equation draw:name="f7" draw:formula="215*logheight/215"/><draw:equation draw:name="f8" draw:formula="187*logwidth/187"/><draw:equation draw:name="f9" draw:formula="160*logheight/215"/><draw:equation draw:name="f10" draw:formula="187*logwidth/187"/><draw:equation draw:name="f11" draw:formula="54*logheight/215"/><draw:equation draw:name="f12" draw:formula="93*logwidth/187"/><draw:equation draw:name="f13" draw:formula="0*logheight/215"/><draw:equation draw:name="f14" draw:formula="173*logwidth/187"/><draw:equation draw:name="f15" draw:formula="153*logheight/215"/><draw:equation draw:name="f16" draw:formula="93*logwidth/187"/><draw:equation draw:name="f17" draw:formula="198*logheight/215"/><draw:equation draw:name="f18" draw:formula="15*logwidth/187"/><draw:equation draw:name="f19" draw:formula="153*logheight/215"/><draw:equation draw:name="f20" draw:formula="15*logwidth/187"/><draw:equation draw:name="f21" draw:formula="61*logheight/215"/><draw:equation draw:name="f22" draw:formula="93*logwidth/187"/><draw:equation draw:name="f23" draw:formula="16*logheight/215"/><draw:equation draw:name="f24" draw:formula="173*logwidth/187"/><draw:equation draw:name="f25" draw:formula="61*logheight/215"/><draw:equation draw:name="f26" draw:formula="173*logwidth/187"/><draw:equation draw:name="f27" draw:formula="153*logheight/215"/><draw:equation draw:name="f28" draw:formula="logwidth"/><draw:equation draw:name="f29" draw:formula="logheight"/></draw:enhanced-geometry></draw:custom-shape><draw:custom-shape text:anchor-type="paragraph" draw:z-index="25" draw:name="Freeform 34" draw:style-name="gr19" draw:text-style-name="P15" svg:width="0.385cm" svg:height="0.345cm" svg:x="8.049cm" svg:y="22.59cm"><text:p/><draw:enhanced-geometry draw:mirror-horizontal="false" draw:mirror-vertical="false" drawooo:sub-view-size="45 40" draw:text-areas="0 0 ?f76 ?f77" svg:viewBox="0 0 0 0" draw:type="ooxml-non-primitive" draw:enhanced-path="M 13 22 C 12 21 11 20 10 20 10 20 10 20 10 20 10 20 10 20 10 20 4 20 4 20 4 20 4 20 4 20 4 20 3 20 2 21 1 22 0 22 0 23 0 25 0 25 0 25 0 25 0 36 0 36 0 36 0 38 2 40 4 40 10 40 10 40 10 40 11 40 12 39 13 39 14 38 14 37 14 36 14 36 14 36 14 36 14 25 14 25 14 25 14 25 14 25 14 25 14 23 14 22 13 22 Z M 10 36 C 10 36 10 36 10 36 4 36 4 36 4 36 4 36 4 36 4 36 4 25 4 25 4 25 4 24 4 24 4 24 10 24 10 24 10 24 10 24 10 24 10 25 L 10 36 Z M 28 8 C 28 7 27 7 26 7 19 7 19 7 19 7 18 7 17 7 16 8 15 9 15 10 15 11 15 11 15 11 15 11 15 35 15 35 15 35 15 36 15 36 15 36 15 37 15 38 16 39 17 39 18 40 19 40 26 40 26 40 26 40 28 40 30 38 30 36 30 11 30 11 30 11 30 11 30 11 30 11 30 10 29 9 28 8 Z M 26 36 C 26 36 26 36 26 36 19 36 19 36 19 36 19 36 19 36 19 36 19 11 19 11 19 11 19 11 19 11 19 11 26 11 26 11 26 11 26 11 26 11 26 11 L 26 36 Z M 45 4 C 45 3 45 2 44 1 44 1 44 1 44 1 43 0 42 0 41 0 35 0 35 0 35 0 35 0 35 0 35 0 33 0 32 0 32 1 31 2 30 3 30 4 30 4 30 4 30 4 30 35 30 35 30 35 30 35 30 36 30 36 30 37 31 38 32 39 32 39 33 40 34 40 41 40 41 40 41 40 43 40 45 38 45 36 45 4 45 4 45 4 Z M 41 36 C 41 36 41 36 41 36 35 36 35 36 35 36 34 36 34 36 34 36 34 4 34 4 34 4 34 4 34 4 35 4 41 4 41 4 41 4 41 4 41 4 41 4 L 41 36 Z N"><draw:equation draw:name="f0" draw:formula="10*logwidth/45"/><draw:equation draw:name="f1" draw:formula="20*logheight/40"/><draw:equation draw:name="f2" draw:formula="10*logwidth/45"/><draw:equation draw:name="f3" draw:formula="20*logheight/40"/><draw:equation draw:name="f4" draw:formula="4*logwidth/45"/><draw:equation draw:name="f5" draw:formula="20*logheight/40"/><draw:equation draw:name="f6" draw:formula="0*logwidth/45"/><draw:equation draw:name="f7" draw:formula="25*logheight/40"/><draw:equation draw:name="f8" draw:formula="0*logwidth/45"/><draw:equation draw:name="f9" draw:formula="36*logheight/40"/><draw:equation draw:name="f10" draw:formula="10*logwidth/45"/><draw:equation draw:name="f11" draw:formula="40*logheight/40"/><draw:equation draw:name="f12" draw:formula="14*logwidth/45"/><draw:equation draw:name="f13" draw:formula="36*logheight/40"/><draw:equation draw:name="f14" draw:formula="14*logwidth/45"/><draw:equation draw:name="f15" draw:formula="25*logheight/40"/><draw:equation draw:name="f16" draw:formula="13*logwidth/45"/><draw:equation draw:name="f17" draw:formula="22*logheight/40"/><draw:equation draw:name="f18" draw:formula="10*logwidth/45"/><draw:equation draw:name="f19" draw:formula="36*logheight/40"/><draw:equation draw:name="f20" draw:formula="4*logwidth/45"/><draw:equation draw:name="f21" draw:formula="36*logheight/40"/><draw:equation draw:name="f22" draw:formula="4*logwidth/45"/><draw:equation draw:name="f23" draw:formula="24*logheight/40"/><draw:equation draw:name="f24" draw:formula="10*logwidth/45"/><draw:equation draw:name="f25" draw:formula="25*logheight/40"/><draw:equation draw:name="f26" draw:formula="28*logwidth/45"/><draw:equation draw:name="f27" draw:formula="8*logheight/40"/><draw:equation draw:name="f28" draw:formula="19*logwidth/45"/><draw:equation draw:name="f29" draw:formula="7*logheight/40"/><draw:equation draw:name="f30" draw:formula="15*logwidth/45"/><draw:equation draw:name="f31" draw:formula="11*logheight/40"/><draw:equation draw:name="f32" draw:formula="15*logwidth/45"/><draw:equation draw:name="f33" draw:formula="35*logheight/40"/><draw:equation draw:name="f34" draw:formula="16*logwidth/45"/><draw:equation draw:name="f35" draw:formula="39*logheight/40"/><draw:equation draw:name="f36" draw:formula="26*logwidth/45"/><draw:equation draw:name="f37" draw:formula="40*logheight/40"/><draw:equation draw:name="f38" draw:formula="30*logwidth/45"/><draw:equation draw:name="f39" draw:formula="11*logheight/40"/><draw:equation draw:name="f40" draw:formula="28*logwidth/45"/><draw:equation draw:name="f41" draw:formula="8*logheight/40"/><draw:equation draw:name="f42" draw:formula="26*logwidth/45"/><draw:equation draw:name="f43" draw:formula="36*logheight/40"/><draw:equation draw:name="f44" draw:formula="19*logwidth/45"/><draw:equation draw:name="f45" draw:formula="36*logheight/40"/><draw:equation draw:name="f46" draw:formula="19*logwidth/45"/><draw:equation draw:name="f47" draw:formula="11*logheight/40"/><draw:equation draw:name="f48" draw:formula="26*logwidth/45"/><draw:equation draw:name="f49" draw:formula="11*logheight/40"/><draw:equation draw:name="f50" draw:formula="45*logwidth/45"/><draw:equation draw:name="f51" draw:formula="4*logheight/40"/><draw:equation draw:name="f52" draw:formula="44*logwidth/45"/><draw:equation draw:name="f53" draw:formula="1*logheight/40"/><draw:equation draw:name="f54" draw:formula="35*logwidth/45"/><draw:equation draw:name="f55" draw:formula="0*logheight/40"/><draw:equation draw:name="f56" draw:formula="32*logwidth/45"/><draw:equation draw:name="f57" draw:formula="1*logheight/40"/><draw:equation draw:name="f58" draw:formula="30*logwidth/45"/><draw:equation draw:name="f59" draw:formula="4*logheight/40"/><draw:equation draw:name="f60" draw:formula="30*logwidth/45"/><draw:equation draw:name="f61" draw:formula="36*logheight/40"/><draw:equation draw:name="f62" draw:formula="34*logwidth/45"/><draw:equation draw:name="f63" draw:formula="40*logheight/40"/><draw:equation draw:name="f64" draw:formula="45*logwidth/45"/><draw:equation draw:name="f65" draw:formula="36*logheight/40"/><draw:equation draw:name="f66" draw:formula="41*logwidth/45"/><draw:equation draw:name="f67" draw:formula="36*logheight/40"/><draw:equation draw:name="f68" draw:formula="35*logwidth/45"/><draw:equation draw:name="f69" draw:formula="36*logheight/40"/><draw:equation draw:name="f70" draw:formula="34*logwidth/45"/><draw:equation draw:name="f71" draw:formula="4*logheight/40"/><draw:equation draw:name="f72" draw:formula="41*logwidth/45"/><draw:equation draw:name="f73" draw:formula="4*logheight/40"/><draw:equation draw:name="f74" draw:formula="41*logwidth/45"/><draw:equation draw:name="f75" draw:formula="36*logheight/40"/><draw:equation draw:name="f76" draw:formula="logwidth"/><draw:equation draw:name="f77" draw:formula="logheight"/></draw:enhanced-geometry></draw:custom-shape><draw:custom-shape text:anchor-type="paragraph" draw:z-index="26" draw:name="Freeform 35" draw:style-name="gr18" draw:text-style-name="P15" svg:width="0.68cm" svg:height="0.782cm" svg:x="17.556cm" svg:y="22.371cm"><text:p/><draw:enhanced-geometry draw:mirror-horizontal="false" draw:mirror-vertical="false" drawooo:sub-view-size="187 215" draw:text-areas="0 0 ?f28 ?f29" svg:viewBox="0 0 0 0" draw:type="ooxml-non-primitive" draw:enhanced-path="M 95 0 L 0 54 0 160 95 215 187 160 187 54 95 0 Z M 173 153 L 95 198 15 153 15 61 95 16 173 61 173 153 Z N"><draw:equation draw:name="f0" draw:formula="95*logwidth/187"/><draw:equation draw:name="f1" draw:formula="0*logheight/215"/><draw:equation draw:name="f2" draw:formula="0*logwidth/187"/><draw:equation draw:name="f3" draw:formula="54*logheight/215"/><draw:equation draw:name="f4" draw:formula="0*logwidth/187"/><draw:equation draw:name="f5" draw:formula="160*logheight/215"/><draw:equation draw:name="f6" draw:formula="95*logwidth/187"/><draw:equation draw:name="f7" draw:formula="215*logheight/215"/><draw:equation draw:name="f8" draw:formula="187*logwidth/187"/><draw:equation draw:name="f9" draw:formula="160*logheight/215"/><draw:equation draw:name="f10" draw:formula="187*logwidth/187"/><draw:equation draw:name="f11" draw:formula="54*logheight/215"/><draw:equation draw:name="f12" draw:formula="95*logwidth/187"/><draw:equation draw:name="f13" draw:formula="0*logheight/215"/><draw:equation draw:name="f14" draw:formula="173*logwidth/187"/><draw:equation draw:name="f15" draw:formula="153*logheight/215"/><draw:equation draw:name="f16" draw:formula="95*logwidth/187"/><draw:equation draw:name="f17" draw:formula="198*logheight/215"/><draw:equation draw:name="f18" draw:formula="15*logwidth/187"/><draw:equation draw:name="f19" draw:formula="153*logheight/215"/><draw:equation draw:name="f20" draw:formula="15*logwidth/187"/><draw:equation draw:name="f21" draw:formula="61*logheight/215"/><draw:equation draw:name="f22" draw:formula="95*logwidth/187"/><draw:equation draw:name="f23" draw:formula="16*logheight/215"/><draw:equation draw:name="f24" draw:formula="173*logwidth/187"/><draw:equation draw:name="f25" draw:formula="61*logheight/215"/><draw:equation draw:name="f26" draw:formula="173*logwidth/187"/><draw:equation draw:name="f27" draw:formula="153*logheight/215"/><draw:equation draw:name="f28" draw:formula="logwidth"/><draw:equation draw:name="f29" draw:formula="logheight"/></draw:enhanced-geometry></draw:custom-shape><draw:custom-shape text:anchor-type="paragraph" draw:z-index="27" draw:name="Freeform 36" draw:style-name="gr20" draw:text-style-name="P15" svg:width="0.251cm" svg:height="0.385cm" svg:x="17.771cm" svg:y="22.569cm"><text:p/><draw:enhanced-geometry draw:mirror-horizontal="false" draw:mirror-vertical="false" drawooo:sub-view-size="29 45" draw:text-areas="0 0 ?f126 ?f127" svg:viewBox="0 0 0 0" draw:type="ooxml-non-primitive" draw:enhanced-path="M 29 29 C 29 29 29 28 29 28 29 28 28 27 27 27 20 26 20 26 20 26 18 22 18 22 18 22 19 22 19 21 19 20 19 20 19 19 18 19 23 17 23 17 23 17 24 17 24 16 24 15 24 2 24 2 24 2 24 1 24 0 22 0 7 0 7 0 7 0 6 0 5 1 5 2 5 15 5 15 5 15 5 16 5 17 6 17 11 19 11 19 11 19 10 19 10 20 10 20 10 21 10 22 11 22 9 26 9 26 9 26 2 27 2 27 2 27 1 27 1 28 0 28 0 28 0 29 0 29 0 29 1 30 1 30 6 36 6 36 6 36 5 43 5 43 5 43 5 43 5 43 5 43 5 44 5 45 6 45 6 45 7 45 7 45 7 45 8 45 8 45 15 42 15 42 15 42 21 45 21 45 21 45 22 45 22 45 22 45 23 45 23 45 23 45 24 45 24 44 24 43 24 43 24 43 24 43 23 36 23 36 23 36 28 30 28 30 28 30 29 30 29 29 29 29 Z M 20 14 C 15 15 15 15 15 15 9 14 9 14 9 14 9 4 9 4 9 4 20 4 20 4 20 4 L 20 14 Z M 19 33 C 19 34 19 34 19 35 19 35 19 35 19 35 19 40 19 40 19 40 16 38 16 38 16 38 15 37 15 37 15 37 14 37 14 37 14 38 10 40 10 40 10 40 10 35 10 35 10 35 10 35 10 35 10 35 10 34 10 34 10 33 7 30 7 30 7 30 11 30 11 30 11 30 12 30 12 29 13 29 15 25 15 25 15 25 17 29 17 29 17 29 17 29 17 30 18 30 22 30 22 30 22 30 19 33 19 33 19 33 Z N"><draw:equation draw:name="f0" draw:formula="29*logwidth/29"/><draw:equation draw:name="f1" draw:formula="29*logheight/45"/><draw:equation draw:name="f2" draw:formula="29*logwidth/29"/><draw:equation draw:name="f3" draw:formula="28*logheight/45"/><draw:equation draw:name="f4" draw:formula="27*logwidth/29"/><draw:equation draw:name="f5" draw:formula="27*logheight/45"/><draw:equation draw:name="f6" draw:formula="20*logwidth/29"/><draw:equation draw:name="f7" draw:formula="26*logheight/45"/><draw:equation draw:name="f8" draw:formula="18*logwidth/29"/><draw:equation draw:name="f9" draw:formula="22*logheight/45"/><draw:equation draw:name="f10" draw:formula="19*logwidth/29"/><draw:equation draw:name="f11" draw:formula="20*logheight/45"/><draw:equation draw:name="f12" draw:formula="18*logwidth/29"/><draw:equation draw:name="f13" draw:formula="19*logheight/45"/><draw:equation draw:name="f14" draw:formula="23*logwidth/29"/><draw:equation draw:name="f15" draw:formula="17*logheight/45"/><draw:equation draw:name="f16" draw:formula="24*logwidth/29"/><draw:equation draw:name="f17" draw:formula="15*logheight/45"/><draw:equation draw:name="f18" draw:formula="24*logwidth/29"/><draw:equation draw:name="f19" draw:formula="2*logheight/45"/><draw:equation draw:name="f20" draw:formula="22*logwidth/29"/><draw:equation draw:name="f21" draw:formula="0*logheight/45"/><draw:equation draw:name="f22" draw:formula="7*logwidth/29"/><draw:equation draw:name="f23" draw:formula="0*logheight/45"/><draw:equation draw:name="f24" draw:formula="5*logwidth/29"/><draw:equation draw:name="f25" draw:formula="2*logheight/45"/><draw:equation draw:name="f26" draw:formula="5*logwidth/29"/><draw:equation draw:name="f27" draw:formula="15*logheight/45"/><draw:equation draw:name="f28" draw:formula="6*logwidth/29"/><draw:equation draw:name="f29" draw:formula="17*logheight/45"/><draw:equation draw:name="f30" draw:formula="11*logwidth/29"/><draw:equation draw:name="f31" draw:formula="19*logheight/45"/><draw:equation draw:name="f32" draw:formula="10*logwidth/29"/><draw:equation draw:name="f33" draw:formula="20*logheight/45"/><draw:equation draw:name="f34" draw:formula="11*logwidth/29"/><draw:equation draw:name="f35" draw:formula="22*logheight/45"/><draw:equation draw:name="f36" draw:formula="9*logwidth/29"/><draw:equation draw:name="f37" draw:formula="26*logheight/45"/><draw:equation draw:name="f38" draw:formula="2*logwidth/29"/><draw:equation draw:name="f39" draw:formula="27*logheight/45"/><draw:equation draw:name="f40" draw:formula="0*logwidth/29"/><draw:equation draw:name="f41" draw:formula="28*logheight/45"/><draw:equation draw:name="f42" draw:formula="0*logwidth/29"/><draw:equation draw:name="f43" draw:formula="29*logheight/45"/><draw:equation draw:name="f44" draw:formula="1*logwidth/29"/><draw:equation draw:name="f45" draw:formula="30*logheight/45"/><draw:equation draw:name="f46" draw:formula="6*logwidth/29"/><draw:equation draw:name="f47" draw:formula="36*logheight/45"/><draw:equation draw:name="f48" draw:formula="5*logwidth/29"/><draw:equation draw:name="f49" draw:formula="43*logheight/45"/><draw:equation draw:name="f50" draw:formula="5*logwidth/29"/><draw:equation draw:name="f51" draw:formula="43*logheight/45"/><draw:equation draw:name="f52" draw:formula="6*logwidth/29"/><draw:equation draw:name="f53" draw:formula="45*logheight/45"/><draw:equation draw:name="f54" draw:formula="7*logwidth/29"/><draw:equation draw:name="f55" draw:formula="45*logheight/45"/><draw:equation draw:name="f56" draw:formula="8*logwidth/29"/><draw:equation draw:name="f57" draw:formula="45*logheight/45"/><draw:equation draw:name="f58" draw:formula="15*logwidth/29"/><draw:equation draw:name="f59" draw:formula="42*logheight/45"/><draw:equation draw:name="f60" draw:formula="21*logwidth/29"/><draw:equation draw:name="f61" draw:formula="45*logheight/45"/><draw:equation draw:name="f62" draw:formula="22*logwidth/29"/><draw:equation draw:name="f63" draw:formula="45*logheight/45"/><draw:equation draw:name="f64" draw:formula="23*logwidth/29"/><draw:equation draw:name="f65" draw:formula="45*logheight/45"/><draw:equation draw:name="f66" draw:formula="24*logwidth/29"/><draw:equation draw:name="f67" draw:formula="43*logheight/45"/><draw:equation draw:name="f68" draw:formula="24*logwidth/29"/><draw:equation draw:name="f69" draw:formula="43*logheight/45"/><draw:equation draw:name="f70" draw:formula="23*logwidth/29"/><draw:equation draw:name="f71" draw:formula="36*logheight/45"/><draw:equation draw:name="f72" draw:formula="28*logwidth/29"/><draw:equation draw:name="f73" draw:formula="30*logheight/45"/><draw:equation draw:name="f74" draw:formula="29*logwidth/29"/><draw:equation draw:name="f75" draw:formula="29*logheight/45"/><draw:equation draw:name="f76" draw:formula="20*logwidth/29"/><draw:equation draw:name="f77" draw:formula="14*logheight/45"/><draw:equation draw:name="f78" draw:formula="15*logwidth/29"/><draw:equation draw:name="f79" draw:formula="15*logheight/45"/><draw:equation draw:name="f80" draw:formula="9*logwidth/29"/><draw:equation draw:name="f81" draw:formula="14*logheight/45"/><draw:equation draw:name="f82" draw:formula="9*logwidth/29"/><draw:equation draw:name="f83" draw:formula="4*logheight/45"/><draw:equation draw:name="f84" draw:formula="20*logwidth/29"/><draw:equation draw:name="f85" draw:formula="4*logheight/45"/><draw:equation draw:name="f86" draw:formula="20*logwidth/29"/><draw:equation draw:name="f87" draw:formula="14*logheight/45"/><draw:equation draw:name="f88" draw:formula="19*logwidth/29"/><draw:equation draw:name="f89" draw:formula="33*logheight/45"/><draw:equation draw:name="f90" draw:formula="19*logwidth/29"/><draw:equation draw:name="f91" draw:formula="35*logheight/45"/><draw:equation draw:name="f92" draw:formula="19*logwidth/29"/><draw:equation draw:name="f93" draw:formula="35*logheight/45"/><draw:equation draw:name="f94" draw:formula="19*logwidth/29"/><draw:equation draw:name="f95" draw:formula="40*logheight/45"/><draw:equation draw:name="f96" draw:formula="16*logwidth/29"/><draw:equation draw:name="f97" draw:formula="38*logheight/45"/><draw:equation draw:name="f98" draw:formula="15*logwidth/29"/><draw:equation draw:name="f99" draw:formula="37*logheight/45"/><draw:equation draw:name="f100" draw:formula="14*logwidth/29"/><draw:equation draw:name="f101" draw:formula="38*logheight/45"/><draw:equation draw:name="f102" draw:formula="10*logwidth/29"/><draw:equation draw:name="f103" draw:formula="40*logheight/45"/><draw:equation draw:name="f104" draw:formula="10*logwidth/29"/><draw:equation draw:name="f105" draw:formula="35*logheight/45"/><draw:equation draw:name="f106" draw:formula="10*logwidth/29"/><draw:equation draw:name="f107" draw:formula="35*logheight/45"/><draw:equation draw:name="f108" draw:formula="10*logwidth/29"/><draw:equation draw:name="f109" draw:formula="33*logheight/45"/><draw:equation draw:name="f110" draw:formula="7*logwidth/29"/><draw:equation draw:name="f111" draw:formula="30*logheight/45"/><draw:equation draw:name="f112" draw:formula="11*logwidth/29"/><draw:equation draw:name="f113" draw:formula="30*logheight/45"/><draw:equation draw:name="f114" draw:formula="13*logwidth/29"/><draw:equation draw:name="f115" draw:formula="29*logheight/45"/><draw:equation draw:name="f116" draw:formula="15*logwidth/29"/><draw:equation draw:name="f117" draw:formula="25*logheight/45"/><draw:equation draw:name="f118" draw:formula="17*logwidth/29"/><draw:equation draw:name="f119" draw:formula="29*logheight/45"/><draw:equation draw:name="f120" draw:formula="18*logwidth/29"/><draw:equation draw:name="f121" draw:formula="30*logheight/45"/><draw:equation draw:name="f122" draw:formula="22*logwidth/29"/><draw:equation draw:name="f123" draw:formula="30*logheight/45"/><draw:equation draw:name="f124" draw:formula="19*logwidth/29"/><draw:equation draw:name="f125" draw:formula="33*logheight/45"/><draw:equation draw:name="f126" draw:formula="logwidth"/><draw:equation draw:name="f127" draw:formula="logheight"/></draw:enhanced-geometry></draw:custom-shape><draw:custom-shape text:anchor-type="paragraph" draw:z-index="28" draw:name="Freeform 37" draw:style-name="gr21" draw:text-style-name="P15" svg:width="0.19cm" svg:height="0.19cm" svg:x="8.71cm" svg:y="5.741cm"><text:p/><draw:enhanced-geometry draw:mirror-horizontal="false" draw:mirror-vertical="false" drawooo:sub-view-size="22 22" draw:text-areas="0 0 ?f106 ?f107" svg:viewBox="0 0 0 0" draw:type="ooxml-non-primitive" draw:enhanced-path="M 17 13 C 17 13 17 13 17 13 17 12 16 12 15 12 15 12 14 12 14 13 12 14 12 14 12 14 12 14 12 14 12 14 11 13 10 12 9 11 8 10 8 10 8 9 8 9 8 9 9 9 9 9 9 8 9 8 9 8 10 7 10 6 10 6 9 5 9 4 8 3 8 3 8 3 8 3 7 3 7 3 7 3 7 2 7 2 6 2 5 1 5 1 4 1 3 2 3 2 3 2 3 2 3 2 1 4 1 4 1 4 1 4 0 5 0 6 0 6 0 6 0 6 0 8 1 9 1 9 1 11 3 13 4 15 6 17 8 19 11 20 12 21 14 22 15 22 15 22 15 22 15 22 16 22 16 22 16 22 17 22 18 21 18 20 18 20 18 20 18 20 19 20 19 20 19 20 19 19 20 19 20 19 20 19 21 18 21 17 21 16 20 16 20 15 L 17 13 Z M 18 17 C 18 17 18 17 18 17 18 18 18 18 18 18 17 18 17 19 17 19 16 19 16 19 15 19 15 19 15 19 15 19 14 19 13 19 12 18 10 17 8 16 6 14 5 12 4 10 3 9 3 8 3 7 3 6 3 6 3 6 3 6 3 6 3 5 3 5 4 4 4 4 4 4 5 4 5 4 5 4 5 4 5 4 5 4 5 4 5 4 5 4 5 4 5 4 5 4 5 4 5 4 6 5 6 5 6 5 6 5 7 6 7 6 7 6 7 6 7 6 7 6 7 6 7 6 7 7 7 7 7 7 7 7 7 7 6 8 6 8 6 8 6 8 6 8 5 8 5 9 5 9 5 9 5 9 5 10 5 10 5 10 5 10 6 11 6 11 7 12 7 12 7 12 7 12 8 14 9 15 11 16 11 16 11 16 11 16 12 16 12 16 12 16 12 16 12 16 12 16 12 16 12 17 13 17 13 16 14 16 14 16 15 15 15 15 15 15 15 14 15 14 15 14 15 14 16 14 16 15 18 17 18 17 18 17 18 17 18 17 18 17 18 17 18 17 18 17 Z M 12 6 C 12 6 12 6 12 6 12 6 12 6 12 6 13 6 14 7 14 7 15 8 16 9 16 10 16 11 16 11 17 11 17 11 17 11 17 11 17 11 17 11 17 11 18 11 18 11 18 10 18 10 18 10 18 10 18 8 17 7 16 6 15 5 14 4 12 4 12 4 12 4 12 4 11 4 11 4 11 5 11 5 11 5 11 5 11 6 11 6 12 6 Z M 22 10 C 21 10 21 10 21 10 22 10 22 10 22 10 21 7 20 5 19 3 17 2 15 0 12 0 12 0 12 0 12 0 11 0 11 0 11 1 11 1 11 1 11 1 11 2 11 2 12 2 14 3 15 4 17 5 18 6 19 8 19 10 20 11 20 11 21 11 21 11 21 11 21 11 21 11 22 10 22 10 22 10 22 10 22 10 Z N"><draw:equation draw:name="f0" draw:formula="17*logwidth/22"/><draw:equation draw:name="f1" draw:formula="13*logheight/22"/><draw:equation draw:name="f2" draw:formula="14*logwidth/22"/><draw:equation draw:name="f3" draw:formula="13*logheight/22"/><draw:equation draw:name="f4" draw:formula="12*logwidth/22"/><draw:equation draw:name="f5" draw:formula="14*logheight/22"/><draw:equation draw:name="f6" draw:formula="8*logwidth/22"/><draw:equation draw:name="f7" draw:formula="9*logheight/22"/><draw:equation draw:name="f8" draw:formula="9*logwidth/22"/><draw:equation draw:name="f9" draw:formula="8*logheight/22"/><draw:equation draw:name="f10" draw:formula="9*logwidth/22"/><draw:equation draw:name="f11" draw:formula="4*logheight/22"/><draw:equation draw:name="f12" draw:formula="7*logwidth/22"/><draw:equation draw:name="f13" draw:formula="3*logheight/22"/><draw:equation draw:name="f14" draw:formula="5*logwidth/22"/><draw:equation draw:name="f15" draw:formula="1*logheight/22"/><draw:equation draw:name="f16" draw:formula="3*logwidth/22"/><draw:equation draw:name="f17" draw:formula="2*logheight/22"/><draw:equation draw:name="f18" draw:formula="0*logwidth/22"/><draw:equation draw:name="f19" draw:formula="6*logheight/22"/><draw:equation draw:name="f20" draw:formula="1*logwidth/22"/><draw:equation draw:name="f21" draw:formula="9*logheight/22"/><draw:equation draw:name="f22" draw:formula="11*logwidth/22"/><draw:equation draw:name="f23" draw:formula="20*logheight/22"/><draw:equation draw:name="f24" draw:formula="15*logwidth/22"/><draw:equation draw:name="f25" draw:formula="22*logheight/22"/><draw:equation draw:name="f26" draw:formula="18*logwidth/22"/><draw:equation draw:name="f27" draw:formula="20*logheight/22"/><draw:equation draw:name="f28" draw:formula="19*logwidth/22"/><draw:equation draw:name="f29" draw:formula="20*logheight/22"/><draw:equation draw:name="f30" draw:formula="21*logwidth/22"/><draw:equation draw:name="f31" draw:formula="17*logheight/22"/><draw:equation draw:name="f32" draw:formula="17*logwidth/22"/><draw:equation draw:name="f33" draw:formula="13*logheight/22"/><draw:equation draw:name="f34" draw:formula="18*logwidth/22"/><draw:equation draw:name="f35" draw:formula="17*logheight/22"/><draw:equation draw:name="f36" draw:formula="17*logwidth/22"/><draw:equation draw:name="f37" draw:formula="19*logheight/22"/><draw:equation draw:name="f38" draw:formula="15*logwidth/22"/><draw:equation draw:name="f39" draw:formula="19*logheight/22"/><draw:equation draw:name="f40" draw:formula="6*logwidth/22"/><draw:equation draw:name="f41" draw:formula="14*logheight/22"/><draw:equation draw:name="f42" draw:formula="3*logwidth/22"/><draw:equation draw:name="f43" draw:formula="6*logheight/22"/><draw:equation draw:name="f44" draw:formula="3*logwidth/22"/><draw:equation draw:name="f45" draw:formula="5*logheight/22"/><draw:equation draw:name="f46" draw:formula="5*logwidth/22"/><draw:equation draw:name="f47" draw:formula="4*logheight/22"/><draw:equation draw:name="f48" draw:formula="5*logwidth/22"/><draw:equation draw:name="f49" draw:formula="4*logheight/22"/><draw:equation draw:name="f50" draw:formula="6*logwidth/22"/><draw:equation draw:name="f51" draw:formula="5*logheight/22"/><draw:equation draw:name="f52" draw:formula="7*logwidth/22"/><draw:equation draw:name="f53" draw:formula="6*logheight/22"/><draw:equation draw:name="f54" draw:formula="7*logwidth/22"/><draw:equation draw:name="f55" draw:formula="7*logheight/22"/><draw:equation draw:name="f56" draw:formula="6*logwidth/22"/><draw:equation draw:name="f57" draw:formula="8*logheight/22"/><draw:equation draw:name="f58" draw:formula="5*logwidth/22"/><draw:equation draw:name="f59" draw:formula="9*logheight/22"/><draw:equation draw:name="f60" draw:formula="5*logwidth/22"/><draw:equation draw:name="f61" draw:formula="10*logheight/22"/><draw:equation draw:name="f62" draw:formula="7*logwidth/22"/><draw:equation draw:name="f63" draw:formula="12*logheight/22"/><draw:equation draw:name="f64" draw:formula="11*logwidth/22"/><draw:equation draw:name="f65" draw:formula="16*logheight/22"/><draw:equation draw:name="f66" draw:formula="12*logwidth/22"/><draw:equation draw:name="f67" draw:formula="16*logheight/22"/><draw:equation draw:name="f68" draw:formula="14*logwidth/22"/><draw:equation draw:name="f69" draw:formula="16*logheight/22"/><draw:equation draw:name="f70" draw:formula="15*logwidth/22"/><draw:equation draw:name="f71" draw:formula="14*logheight/22"/><draw:equation draw:name="f72" draw:formula="18*logwidth/22"/><draw:equation draw:name="f73" draw:formula="17*logheight/22"/><draw:equation draw:name="f74" draw:formula="18*logwidth/22"/><draw:equation draw:name="f75" draw:formula="17*logheight/22"/><draw:equation draw:name="f76" draw:formula="12*logwidth/22"/><draw:equation draw:name="f77" draw:formula="6*logheight/22"/><draw:equation draw:name="f78" draw:formula="14*logwidth/22"/><draw:equation draw:name="f79" draw:formula="7*logheight/22"/><draw:equation draw:name="f80" draw:formula="17*logwidth/22"/><draw:equation draw:name="f81" draw:formula="11*logheight/22"/><draw:equation draw:name="f82" draw:formula="17*logwidth/22"/><draw:equation draw:name="f83" draw:formula="11*logheight/22"/><draw:equation draw:name="f84" draw:formula="18*logwidth/22"/><draw:equation draw:name="f85" draw:formula="10*logheight/22"/><draw:equation draw:name="f86" draw:formula="12*logwidth/22"/><draw:equation draw:name="f87" draw:formula="4*logheight/22"/><draw:equation draw:name="f88" draw:formula="11*logwidth/22"/><draw:equation draw:name="f89" draw:formula="5*logheight/22"/><draw:equation draw:name="f90" draw:formula="12*logwidth/22"/><draw:equation draw:name="f91" draw:formula="6*logheight/22"/><draw:equation draw:name="f92" draw:formula="21*logwidth/22"/><draw:equation draw:name="f93" draw:formula="10*logheight/22"/><draw:equation draw:name="f94" draw:formula="19*logwidth/22"/><draw:equation draw:name="f95" draw:formula="3*logheight/22"/><draw:equation draw:name="f96" draw:formula="12*logwidth/22"/><draw:equation draw:name="f97" draw:formula="0*logheight/22"/><draw:equation draw:name="f98" draw:formula="11*logwidth/22"/><draw:equation draw:name="f99" draw:formula="1*logheight/22"/><draw:equation draw:name="f100" draw:formula="17*logwidth/22"/><draw:equation draw:name="f101" draw:formula="5*logheight/22"/><draw:equation draw:name="f102" draw:formula="21*logwidth/22"/><draw:equation draw:name="f103" draw:formula="11*logheight/22"/><draw:equation draw:name="f104" draw:formula="22*logwidth/22"/><draw:equation draw:name="f105" draw:formula="10*logheight/22"/><draw:equation draw:name="f106" draw:formula="logwidth"/><draw:equation draw:name="f107" draw:formula="logheight"/></draw:enhanced-geometry></draw:custom-shape><draw:custom-shape text:anchor-type="paragraph" draw:z-index="29" draw:name="Freeform 38" draw:style-name="gr22" draw:text-style-name="P15" svg:width="0.29cm" svg:height="0.341cm" svg:x="8.659cm" svg:y="5.666cm"><text:p/><draw:enhanced-geometry draw:mirror-horizontal="false" draw:mirror-vertical="false" drawooo:sub-view-size="80 94" draw:text-areas="0 0 ?f28 ?f29" svg:viewBox="0 0 0 0" draw:type="ooxml-non-primitive" draw:enhanced-path="M 40 0 L 0 23 0 71 40 94 80 71 80 23 40 0 Z M 73 66 L 40 85 7 66 7 28 40 7 73 28 73 66 Z N"><draw:equation draw:name="f0" draw:formula="40*logwidth/80"/><draw:equation draw:name="f1" draw:formula="0*logheight/94"/><draw:equation draw:name="f2" draw:formula="0*logwidth/80"/><draw:equation draw:name="f3" draw:formula="23*logheight/94"/><draw:equation draw:name="f4" draw:formula="0*logwidth/80"/><draw:equation draw:name="f5" draw:formula="71*logheight/94"/><draw:equation draw:name="f6" draw:formula="40*logwidth/80"/><draw:equation draw:name="f7" draw:formula="94*logheight/94"/><draw:equation draw:name="f8" draw:formula="80*logwidth/80"/><draw:equation draw:name="f9" draw:formula="71*logheight/94"/><draw:equation draw:name="f10" draw:formula="80*logwidth/80"/><draw:equation draw:name="f11" draw:formula="23*logheight/94"/><draw:equation draw:name="f12" draw:formula="40*logwidth/80"/><draw:equation draw:name="f13" draw:formula="0*logheight/94"/><draw:equation draw:name="f14" draw:formula="73*logwidth/80"/><draw:equation draw:name="f15" draw:formula="66*logheight/94"/><draw:equation draw:name="f16" draw:formula="40*logwidth/80"/><draw:equation draw:name="f17" draw:formula="85*logheight/94"/><draw:equation draw:name="f18" draw:formula="7*logwidth/80"/><draw:equation draw:name="f19" draw:formula="66*logheight/94"/><draw:equation draw:name="f20" draw:formula="7*logwidth/80"/><draw:equation draw:name="f21" draw:formula="28*logheight/94"/><draw:equation draw:name="f22" draw:formula="40*logwidth/80"/><draw:equation draw:name="f23" draw:formula="7*logheight/94"/><draw:equation draw:name="f24" draw:formula="73*logwidth/80"/><draw:equation draw:name="f25" draw:formula="28*logheight/94"/><draw:equation draw:name="f26" draw:formula="73*logwidth/80"/><draw:equation draw:name="f27" draw:formula="66*logheight/94"/><draw:equation draw:name="f28" draw:formula="logwidth"/><draw:equation draw:name="f29" draw:formula="logheight"/></draw:enhanced-geometry></draw:custom-shape><draw:custom-shape text:anchor-type="paragraph" draw:z-index="30" draw:name="Freeform 39" draw:style-name="gr23" draw:text-style-name="P15" svg:width="0.152cm" svg:height="0.19cm" svg:x="8.728cm" svg:y="6.57cm"><text:p/><draw:enhanced-geometry draw:mirror-horizontal="false" draw:mirror-vertical="false" drawooo:sub-view-size="18 22" draw:text-areas="0 0 ?f80 ?f81" svg:viewBox="0 0 0 0" draw:type="ooxml-non-primitive" draw:enhanced-path="M 9 0 C 9 0 9 0 9 0 4 0 0 4 0 9 0 9 0 10 0 10 0 11 0 11 0 11 1 11 1 12 1 13 2 15 4 18 8 21 8 22 9 22 9 22 9 22 9 22 10 21 14 18 16 15 17 12 17 12 17 11 18 11 18 11 18 11 18 11 18 10 18 9 18 9 18 4 14 0 9 0 Z M 15 10 C 15 10 15 10 15 10 15 10 15 10 15 10 15 11 15 11 15 12 14 13 12 16 9 19 5 16 4 13 3 12 3 12 3 12 3 12 3 11 3 11 3 10 3 10 3 10 3 10 3 10 3 10 3 10 3 10 3 10 3 10 3 10 3 10 3 10 3 10 3 9 3 9 3 5 5 2 9 2 13 2 15 5 15 9 15 9 15 10 15 10 Z M 9 3 C 6 3 3 6 3 9 3 12 6 15 9 15 12 15 15 12 15 9 15 6 12 3 9 3 Z M 9 12 C 7 12 6 11 6 9 6 7 7 5 9 5 11 5 12 7 12 9 12 11 11 12 9 12 Z N"><draw:equation draw:name="f0" draw:formula="9*logwidth/18"/><draw:equation draw:name="f1" draw:formula="0*logheight/22"/><draw:equation draw:name="f2" draw:formula="9*logwidth/18"/><draw:equation draw:name="f3" draw:formula="0*logheight/22"/><draw:equation draw:name="f4" draw:formula="0*logwidth/18"/><draw:equation draw:name="f5" draw:formula="9*logheight/22"/><draw:equation draw:name="f6" draw:formula="0*logwidth/18"/><draw:equation draw:name="f7" draw:formula="10*logheight/22"/><draw:equation draw:name="f8" draw:formula="0*logwidth/18"/><draw:equation draw:name="f9" draw:formula="11*logheight/22"/><draw:equation draw:name="f10" draw:formula="1*logwidth/18"/><draw:equation draw:name="f11" draw:formula="13*logheight/22"/><draw:equation draw:name="f12" draw:formula="8*logwidth/18"/><draw:equation draw:name="f13" draw:formula="21*logheight/22"/><draw:equation draw:name="f14" draw:formula="9*logwidth/18"/><draw:equation draw:name="f15" draw:formula="22*logheight/22"/><draw:equation draw:name="f16" draw:formula="10*logwidth/18"/><draw:equation draw:name="f17" draw:formula="21*logheight/22"/><draw:equation draw:name="f18" draw:formula="17*logwidth/18"/><draw:equation draw:name="f19" draw:formula="12*logheight/22"/><draw:equation draw:name="f20" draw:formula="18*logwidth/18"/><draw:equation draw:name="f21" draw:formula="11*logheight/22"/><draw:equation draw:name="f22" draw:formula="18*logwidth/18"/><draw:equation draw:name="f23" draw:formula="11*logheight/22"/><draw:equation draw:name="f24" draw:formula="18*logwidth/18"/><draw:equation draw:name="f25" draw:formula="9*logheight/22"/><draw:equation draw:name="f26" draw:formula="9*logwidth/18"/><draw:equation draw:name="f27" draw:formula="0*logheight/22"/><draw:equation draw:name="f28" draw:formula="15*logwidth/18"/><draw:equation draw:name="f29" draw:formula="10*logheight/22"/><draw:equation draw:name="f30" draw:formula="15*logwidth/18"/><draw:equation draw:name="f31" draw:formula="10*logheight/22"/><draw:equation draw:name="f32" draw:formula="15*logwidth/18"/><draw:equation draw:name="f33" draw:formula="10*logheight/22"/><draw:equation draw:name="f34" draw:formula="15*logwidth/18"/><draw:equation draw:name="f35" draw:formula="12*logheight/22"/><draw:equation draw:name="f36" draw:formula="9*logwidth/18"/><draw:equation draw:name="f37" draw:formula="19*logheight/22"/><draw:equation draw:name="f38" draw:formula="3*logwidth/18"/><draw:equation draw:name="f39" draw:formula="12*logheight/22"/><draw:equation draw:name="f40" draw:formula="3*logwidth/18"/><draw:equation draw:name="f41" draw:formula="12*logheight/22"/><draw:equation draw:name="f42" draw:formula="3*logwidth/18"/><draw:equation draw:name="f43" draw:formula="10*logheight/22"/><draw:equation draw:name="f44" draw:formula="3*logwidth/18"/><draw:equation draw:name="f45" draw:formula="10*logheight/22"/><draw:equation draw:name="f46" draw:formula="3*logwidth/18"/><draw:equation draw:name="f47" draw:formula="10*logheight/22"/><draw:equation draw:name="f48" draw:formula="3*logwidth/18"/><draw:equation draw:name="f49" draw:formula="10*logheight/22"/><draw:equation draw:name="f50" draw:formula="3*logwidth/18"/><draw:equation draw:name="f51" draw:formula="10*logheight/22"/><draw:equation draw:name="f52" draw:formula="3*logwidth/18"/><draw:equation draw:name="f53" draw:formula="9*logheight/22"/><draw:equation draw:name="f54" draw:formula="9*logwidth/18"/><draw:equation draw:name="f55" draw:formula="2*logheight/22"/><draw:equation draw:name="f56" draw:formula="15*logwidth/18"/><draw:equation draw:name="f57" draw:formula="9*logheight/22"/><draw:equation draw:name="f58" draw:formula="15*logwidth/18"/><draw:equation draw:name="f59" draw:formula="10*logheight/22"/><draw:equation draw:name="f60" draw:formula="9*logwidth/18"/><draw:equation draw:name="f61" draw:formula="3*logheight/22"/><draw:equation draw:name="f62" draw:formula="3*logwidth/18"/><draw:equation draw:name="f63" draw:formula="9*logheight/22"/><draw:equation draw:name="f64" draw:formula="9*logwidth/18"/><draw:equation draw:name="f65" draw:formula="15*logheight/22"/><draw:equation draw:name="f66" draw:formula="15*logwidth/18"/><draw:equation draw:name="f67" draw:formula="9*logheight/22"/><draw:equation draw:name="f68" draw:formula="9*logwidth/18"/><draw:equation draw:name="f69" draw:formula="3*logheight/22"/><draw:equation draw:name="f70" draw:formula="9*logwidth/18"/><draw:equation draw:name="f71" draw:formula="12*logheight/22"/><draw:equation draw:name="f72" draw:formula="6*logwidth/18"/><draw:equation draw:name="f73" draw:formula="9*logheight/22"/><draw:equation draw:name="f74" draw:formula="9*logwidth/18"/><draw:equation draw:name="f75" draw:formula="5*logheight/22"/><draw:equation draw:name="f76" draw:formula="12*logwidth/18"/><draw:equation draw:name="f77" draw:formula="9*logheight/22"/><draw:equation draw:name="f78" draw:formula="9*logwidth/18"/><draw:equation draw:name="f79" draw:formula="12*logheight/22"/><draw:equation draw:name="f80" draw:formula="logwidth"/><draw:equation draw:name="f81" draw:formula="logheight"/></draw:enhanced-geometry></draw:custom-shape><draw:custom-shape text:anchor-type="paragraph" draw:z-index="31" draw:name="Freeform 40" draw:style-name="gr22" draw:text-style-name="P15" svg:width="0.29cm" svg:height="0.341cm" svg:x="8.659cm" svg:y="6.495cm"><text:p/><draw:enhanced-geometry draw:mirror-horizontal="false" draw:mirror-vertical="false" drawooo:sub-view-size="80 94" draw:text-areas="0 0 ?f28 ?f29" svg:viewBox="0 0 0 0" draw:type="ooxml-non-primitive" draw:enhanced-path="M 40 0 L 0 24 0 71 40 94 80 71 80 24 40 0 Z M 73 66 L 40 85 7 66 7 28 40 7 73 28 73 66 Z N"><draw:equation draw:name="f0" draw:formula="40*logwidth/80"/><draw:equation draw:name="f1" draw:formula="0*logheight/94"/><draw:equation draw:name="f2" draw:formula="0*logwidth/80"/><draw:equation draw:name="f3" draw:formula="24*logheight/94"/><draw:equation draw:name="f4" draw:formula="0*logwidth/80"/><draw:equation draw:name="f5" draw:formula="71*logheight/94"/><draw:equation draw:name="f6" draw:formula="40*logwidth/80"/><draw:equation draw:name="f7" draw:formula="94*logheight/94"/><draw:equation draw:name="f8" draw:formula="80*logwidth/80"/><draw:equation draw:name="f9" draw:formula="71*logheight/94"/><draw:equation draw:name="f10" draw:formula="80*logwidth/80"/><draw:equation draw:name="f11" draw:formula="24*logheight/94"/><draw:equation draw:name="f12" draw:formula="40*logwidth/80"/><draw:equation draw:name="f13" draw:formula="0*logheight/94"/><draw:equation draw:name="f14" draw:formula="73*logwidth/80"/><draw:equation draw:name="f15" draw:formula="66*logheight/94"/><draw:equation draw:name="f16" draw:formula="40*logwidth/80"/><draw:equation draw:name="f17" draw:formula="85*logheight/94"/><draw:equation draw:name="f18" draw:formula="7*logwidth/80"/><draw:equation draw:name="f19" draw:formula="66*logheight/94"/><draw:equation draw:name="f20" draw:formula="7*logwidth/80"/><draw:equation draw:name="f21" draw:formula="28*logheight/94"/><draw:equation draw:name="f22" draw:formula="40*logwidth/80"/><draw:equation draw:name="f23" draw:formula="7*logheight/94"/><draw:equation draw:name="f24" draw:formula="73*logwidth/80"/><draw:equation draw:name="f25" draw:formula="28*logheight/94"/><draw:equation draw:name="f26" draw:formula="73*logwidth/80"/><draw:equation draw:name="f27" draw:formula="66*logheight/94"/><draw:equation draw:name="f28" draw:formula="logwidth"/><draw:equation draw:name="f29" draw:formula="logheight"/></draw:enhanced-geometry></draw:custom-shape><draw:custom-shape text:anchor-type="paragraph" draw:z-index="32" draw:name="Freeform 41" draw:style-name="gr24" draw:text-style-name="P15" svg:width="0.19cm" svg:height="0.177cm" svg:x="8.71cm" svg:y="6.16cm"><text:p/><draw:enhanced-geometry draw:mirror-horizontal="false" draw:mirror-vertical="false" drawooo:sub-view-size="22 21" draw:text-areas="0 0 ?f82 ?f83" svg:viewBox="0 0 0 0" draw:type="ooxml-non-primitive" draw:enhanced-path="M 21 9 C 20 8 20 8 19 8 18 8 18 8 17 9 17 9 16 10 16 11 16 11 17 12 17 13 18 13 18 13 19 13 19 13 19 13 19 13 20 13 20 13 21 13 21 12 22 11 22 11 22 10 21 9 21 9 Z M 17 14 C 16 14 15 14 15 15 14 15 14 16 14 17 14 17 14 18 15 18 15 19 16 19 17 19 17 19 17 19 17 19 17 19 18 19 18 18 19 18 19 17 19 17 19 16 19 15 18 15 18 14 17 14 17 14 Z M 17 8 C 17 8 17 8 17 8 18 8 18 8 19 7 19 6 20 6 20 5 20 4 19 3 19 3 18 2 18 2 17 2 16 2 15 2 15 3 14 4 14 4 14 5 14 6 14 6 15 7 15 8 16 8 17 8 Z M 11 17 C 10 17 9 17 9 17 9 18 8 18 8 19 8 19 9 20 9 21 9 21 10 21 11 21 11 21 11 21 11 21 11 21 12 21 12 20 13 20 13 20 13 19 13 18 13 18 12 17 12 17 11 17 11 17 Z M 11 0 C 10 0 9 0 8 0 8 1 8 2 8 3 8 3 8 4 8 5 9 5 10 6 11 6 11 6 11 6 11 6 11 6 12 5 13 5 13 4 14 3 14 3 14 2 13 1 13 0 12 0 11 0 11 0 Z M 5 7 C 5 7 5 7 5 7 5 7 6 7 6 6 6 6 6 5 6 5 6 5 6 4 6 4 6 3 5 3 5 3 4 3 4 3 4 4 3 4 3 5 3 5 3 5 3 6 4 6 4 7 4 7 5 7 Z M 5 14 C 4 14 4 15 3 15 3 15 3 16 3 16 3 17 3 18 3 18 4 18 4 19 5 19 5 19 5 19 5 19 5 19 6 18 6 18 7 18 7 17 7 16 7 16 7 15 6 15 6 15 5 14 5 14 Z M 4 11 C 4 10 4 10 3 9 3 10 3 10 3 10 3 9 3 9 3 9 3 9 3 9 2 9 2 9 1 9 1 9 0 10 0 10 0 11 0 11 0 12 1 12 1 12 2 13 2 13 2 13 2 13 2 13 3 13 3 12 3 12 4 12 4 11 4 11 Z N"><draw:equation draw:name="f0" draw:formula="19*logwidth/22"/><draw:equation draw:name="f1" draw:formula="8*logheight/21"/><draw:equation draw:name="f2" draw:formula="16*logwidth/22"/><draw:equation draw:name="f3" draw:formula="11*logheight/21"/><draw:equation draw:name="f4" draw:formula="19*logwidth/22"/><draw:equation draw:name="f5" draw:formula="13*logheight/21"/><draw:equation draw:name="f6" draw:formula="21*logwidth/22"/><draw:equation draw:name="f7" draw:formula="13*logheight/21"/><draw:equation draw:name="f8" draw:formula="21*logwidth/22"/><draw:equation draw:name="f9" draw:formula="9*logheight/21"/><draw:equation draw:name="f10" draw:formula="15*logwidth/22"/><draw:equation draw:name="f11" draw:formula="15*logheight/21"/><draw:equation draw:name="f12" draw:formula="15*logwidth/22"/><draw:equation draw:name="f13" draw:formula="18*logheight/21"/><draw:equation draw:name="f14" draw:formula="17*logwidth/22"/><draw:equation draw:name="f15" draw:formula="19*logheight/21"/><draw:equation draw:name="f16" draw:formula="19*logwidth/22"/><draw:equation draw:name="f17" draw:formula="17*logheight/21"/><draw:equation draw:name="f18" draw:formula="17*logwidth/22"/><draw:equation draw:name="f19" draw:formula="14*logheight/21"/><draw:equation draw:name="f20" draw:formula="17*logwidth/22"/><draw:equation draw:name="f21" draw:formula="8*logheight/21"/><draw:equation draw:name="f22" draw:formula="20*logwidth/22"/><draw:equation draw:name="f23" draw:formula="5*logheight/21"/><draw:equation draw:name="f24" draw:formula="17*logwidth/22"/><draw:equation draw:name="f25" draw:formula="2*logheight/21"/><draw:equation draw:name="f26" draw:formula="14*logwidth/22"/><draw:equation draw:name="f27" draw:formula="5*logheight/21"/><draw:equation draw:name="f28" draw:formula="17*logwidth/22"/><draw:equation draw:name="f29" draw:formula="8*logheight/21"/><draw:equation draw:name="f30" draw:formula="9*logwidth/22"/><draw:equation draw:name="f31" draw:formula="17*logheight/21"/><draw:equation draw:name="f32" draw:formula="9*logwidth/22"/><draw:equation draw:name="f33" draw:formula="21*logheight/21"/><draw:equation draw:name="f34" draw:formula="11*logwidth/22"/><draw:equation draw:name="f35" draw:formula="21*logheight/21"/><draw:equation draw:name="f36" draw:formula="13*logwidth/22"/><draw:equation draw:name="f37" draw:formula="19*logheight/21"/><draw:equation draw:name="f38" draw:formula="11*logwidth/22"/><draw:equation draw:name="f39" draw:formula="17*logheight/21"/><draw:equation draw:name="f40" draw:formula="8*logwidth/22"/><draw:equation draw:name="f41" draw:formula="0*logheight/21"/><draw:equation draw:name="f42" draw:formula="8*logwidth/22"/><draw:equation draw:name="f43" draw:formula="5*logheight/21"/><draw:equation draw:name="f44" draw:formula="11*logwidth/22"/><draw:equation draw:name="f45" draw:formula="6*logheight/21"/><draw:equation draw:name="f46" draw:formula="14*logwidth/22"/><draw:equation draw:name="f47" draw:formula="3*logheight/21"/><draw:equation draw:name="f48" draw:formula="11*logwidth/22"/><draw:equation draw:name="f49" draw:formula="0*logheight/21"/><draw:equation draw:name="f50" draw:formula="5*logwidth/22"/><draw:equation draw:name="f51" draw:formula="7*logheight/21"/><draw:equation draw:name="f52" draw:formula="6*logwidth/22"/><draw:equation draw:name="f53" draw:formula="5*logheight/21"/><draw:equation draw:name="f54" draw:formula="5*logwidth/22"/><draw:equation draw:name="f55" draw:formula="3*logheight/21"/><draw:equation draw:name="f56" draw:formula="3*logwidth/22"/><draw:equation draw:name="f57" draw:formula="5*logheight/21"/><draw:equation draw:name="f58" draw:formula="5*logwidth/22"/><draw:equation draw:name="f59" draw:formula="7*logheight/21"/><draw:equation draw:name="f60" draw:formula="3*logwidth/22"/><draw:equation draw:name="f61" draw:formula="15*logheight/21"/><draw:equation draw:name="f62" draw:formula="3*logwidth/22"/><draw:equation draw:name="f63" draw:formula="18*logheight/21"/><draw:equation draw:name="f64" draw:formula="5*logwidth/22"/><draw:equation draw:name="f65" draw:formula="19*logheight/21"/><draw:equation draw:name="f66" draw:formula="7*logwidth/22"/><draw:equation draw:name="f67" draw:formula="16*logheight/21"/><draw:equation draw:name="f68" draw:formula="5*logwidth/22"/><draw:equation draw:name="f69" draw:formula="14*logheight/21"/><draw:equation draw:name="f70" draw:formula="3*logwidth/22"/><draw:equation draw:name="f71" draw:formula="9*logheight/21"/><draw:equation draw:name="f72" draw:formula="3*logwidth/22"/><draw:equation draw:name="f73" draw:formula="9*logheight/21"/><draw:equation draw:name="f74" draw:formula="1*logwidth/22"/><draw:equation draw:name="f75" draw:formula="9*logheight/21"/><draw:equation draw:name="f76" draw:formula="1*logwidth/22"/><draw:equation draw:name="f77" draw:formula="12*logheight/21"/><draw:equation draw:name="f78" draw:formula="2*logwidth/22"/><draw:equation draw:name="f79" draw:formula="13*logheight/21"/><draw:equation draw:name="f80" draw:formula="4*logwidth/22"/><draw:equation draw:name="f81" draw:formula="11*logheight/21"/><draw:equation draw:name="f82" draw:formula="logwidth"/><draw:equation draw:name="f83" draw:formula="logheight"/></draw:enhanced-geometry></draw:custom-shape><draw:custom-shape text:anchor-type="paragraph" draw:z-index="33" draw:name="Freeform 42" draw:style-name="gr17" draw:text-style-name="P15" svg:width="0.29cm" svg:height="0.334cm" svg:x="8.659cm" svg:y="6.08cm"><text:p/><draw:enhanced-geometry draw:mirror-horizontal="false" draw:mirror-vertical="false" drawooo:sub-view-size="80 92" draw:text-areas="0 0 ?f28 ?f29" svg:viewBox="0 0 0 0" draw:type="ooxml-non-primitive" draw:enhanced-path="M 40 0 L 0 23 0 68 40 92 80 68 80 23 40 0 Z M 73 66 L 40 85 7 66 7 26 40 7 73 26 73 66 Z N"><draw:equation draw:name="f0" draw:formula="40*logwidth/80"/><draw:equation draw:name="f1" draw:formula="0*logheight/92"/><draw:equation draw:name="f2" draw:formula="0*logwidth/80"/><draw:equation draw:name="f3" draw:formula="23*logheight/92"/><draw:equation draw:name="f4" draw:formula="0*logwidth/80"/><draw:equation draw:name="f5" draw:formula="68*logheight/92"/><draw:equation draw:name="f6" draw:formula="40*logwidth/80"/><draw:equation draw:name="f7" draw:formula="92*logheight/92"/><draw:equation draw:name="f8" draw:formula="80*logwidth/80"/><draw:equation draw:name="f9" draw:formula="68*logheight/92"/><draw:equation draw:name="f10" draw:formula="80*logwidth/80"/><draw:equation draw:name="f11" draw:formula="23*logheight/92"/><draw:equation draw:name="f12" draw:formula="40*logwidth/80"/><draw:equation draw:name="f13" draw:formula="0*logheight/92"/><draw:equation draw:name="f14" draw:formula="73*logwidth/80"/><draw:equation draw:name="f15" draw:formula="66*logheight/92"/><draw:equation draw:name="f16" draw:formula="40*logwidth/80"/><draw:equation draw:name="f17" draw:formula="85*logheight/92"/><draw:equation draw:name="f18" draw:formula="7*logwidth/80"/><draw:equation draw:name="f19" draw:formula="66*logheight/92"/><draw:equation draw:name="f20" draw:formula="7*logwidth/80"/><draw:equation draw:name="f21" draw:formula="26*logheight/92"/><draw:equation draw:name="f22" draw:formula="40*logwidth/80"/><draw:equation draw:name="f23" draw:formula="7*logheight/92"/><draw:equation draw:name="f24" draw:formula="73*logwidth/80"/><draw:equation draw:name="f25" draw:formula="26*logheight/92"/><draw:equation draw:name="f26" draw:formula="73*logwidth/80"/><draw:equation draw:name="f27" draw:formula="66*logheight/92"/><draw:equation draw:name="f28" draw:formula="logwidth"/><draw:equation draw:name="f29" draw:formula="logheight"/></draw:enhanced-geometry></draw:custom-shape><draw:custom-shape text:anchor-type="paragraph" draw:z-index="34" draw:name="Freeform 43" draw:style-name="gr22" draw:text-style-name="P15" svg:width="0.29cm" svg:height="0.341cm" svg:x="10.056cm" svg:y="5.666cm"><text:p/><draw:enhanced-geometry draw:mirror-horizontal="false" draw:mirror-vertical="false" drawooo:sub-view-size="80 94" draw:text-areas="0 0 ?f28 ?f29" svg:viewBox="0 0 0 0" draw:type="ooxml-non-primitive" draw:enhanced-path="M 40 0 L 0 23 0 71 40 94 80 71 80 23 40 0 Z M 73 66 L 40 85 7 66 7 28 40 7 73 28 73 66 Z N"><draw:equation draw:name="f0" draw:formula="40*logwidth/80"/><draw:equation draw:name="f1" draw:formula="0*logheight/94"/><draw:equation draw:name="f2" draw:formula="0*logwidth/80"/><draw:equation draw:name="f3" draw:formula="23*logheight/94"/><draw:equation draw:name="f4" draw:formula="0*logwidth/80"/><draw:equation draw:name="f5" draw:formula="71*logheight/94"/><draw:equation draw:name="f6" draw:formula="40*logwidth/80"/><draw:equation draw:name="f7" draw:formula="94*logheight/94"/><draw:equation draw:name="f8" draw:formula="80*logwidth/80"/><draw:equation draw:name="f9" draw:formula="71*logheight/94"/><draw:equation draw:name="f10" draw:formula="80*logwidth/80"/><draw:equation draw:name="f11" draw:formula="23*logheight/94"/><draw:equation draw:name="f12" draw:formula="40*logwidth/80"/><draw:equation draw:name="f13" draw:formula="0*logheight/94"/><draw:equation draw:name="f14" draw:formula="73*logwidth/80"/><draw:equation draw:name="f15" draw:formula="66*logheight/94"/><draw:equation draw:name="f16" draw:formula="40*logwidth/80"/><draw:equation draw:name="f17" draw:formula="85*logheight/94"/><draw:equation draw:name="f18" draw:formula="7*logwidth/80"/><draw:equation draw:name="f19" draw:formula="66*logheight/94"/><draw:equation draw:name="f20" draw:formula="7*logwidth/80"/><draw:equation draw:name="f21" draw:formula="28*logheight/94"/><draw:equation draw:name="f22" draw:formula="40*logwidth/80"/><draw:equation draw:name="f23" draw:formula="7*logheight/94"/><draw:equation draw:name="f24" draw:formula="73*logwidth/80"/><draw:equation draw:name="f25" draw:formula="28*logheight/94"/><draw:equation draw:name="f26" draw:formula="73*logwidth/80"/><draw:equation draw:name="f27" draw:formula="66*logheight/94"/><draw:equation draw:name="f28" draw:formula="logwidth"/><draw:equation draw:name="f29" draw:formula="logheight"/></draw:enhanced-geometry></draw:custom-shape><draw:custom-shape text:anchor-type="paragraph" draw:z-index="35" draw:name="Freeform 44" draw:style-name="gr25" draw:text-style-name="P15" svg:width="0.19cm" svg:height="0.152cm" svg:x="10.107cm" svg:y="5.759cm"><text:p/><draw:enhanced-geometry draw:mirror-horizontal="false" draw:mirror-vertical="false" drawooo:sub-view-size="22 18" draw:text-areas="0 0 ?f44 ?f45" svg:viewBox="0 0 0 0" draw:type="ooxml-non-primitive" draw:enhanced-path="M 20 4 C 20 5 20 5 20 5 20 11 15 18 7 18 5 18 2 17 0 16 1 16 1 16 1 16 4 16 5 15 7 14 5 14 3 13 3 11 3 11 3 11 4 11 4 11 4 11 5 11 3 10 1 8 1 6 1 6 1 6 1 6 2 7 3 7 3 7 2 6 1 5 1 3 1 2 1 2 2 1 4 4 7 5 11 6 11 5 11 5 11 5 11 2 13 0 15 0 17 0 18 1 19 1 20 1 21 1 21 0 21 1 20 2 19 3 20 3 21 3 22 2 21 3 21 4 20 4 Z N"><draw:equation draw:name="f0" draw:formula="20*logwidth/22"/><draw:equation draw:name="f1" draw:formula="4*logheight/18"/><draw:equation draw:name="f2" draw:formula="20*logwidth/22"/><draw:equation draw:name="f3" draw:formula="5*logheight/18"/><draw:equation draw:name="f4" draw:formula="7*logwidth/22"/><draw:equation draw:name="f5" draw:formula="18*logheight/18"/><draw:equation draw:name="f6" draw:formula="0*logwidth/22"/><draw:equation draw:name="f7" draw:formula="16*logheight/18"/><draw:equation draw:name="f8" draw:formula="1*logwidth/22"/><draw:equation draw:name="f9" draw:formula="16*logheight/18"/><draw:equation draw:name="f10" draw:formula="7*logwidth/22"/><draw:equation draw:name="f11" draw:formula="14*logheight/18"/><draw:equation draw:name="f12" draw:formula="3*logwidth/22"/><draw:equation draw:name="f13" draw:formula="11*logheight/18"/><draw:equation draw:name="f14" draw:formula="4*logwidth/22"/><draw:equation draw:name="f15" draw:formula="11*logheight/18"/><draw:equation draw:name="f16" draw:formula="5*logwidth/22"/><draw:equation draw:name="f17" draw:formula="11*logheight/18"/><draw:equation draw:name="f18" draw:formula="1*logwidth/22"/><draw:equation draw:name="f19" draw:formula="6*logheight/18"/><draw:equation draw:name="f20" draw:formula="1*logwidth/22"/><draw:equation draw:name="f21" draw:formula="6*logheight/18"/><draw:equation draw:name="f22" draw:formula="3*logwidth/22"/><draw:equation draw:name="f23" draw:formula="7*logheight/18"/><draw:equation draw:name="f24" draw:formula="1*logwidth/22"/><draw:equation draw:name="f25" draw:formula="3*logheight/18"/><draw:equation draw:name="f26" draw:formula="2*logwidth/22"/><draw:equation draw:name="f27" draw:formula="1*logheight/18"/><draw:equation draw:name="f28" draw:formula="11*logwidth/22"/><draw:equation draw:name="f29" draw:formula="6*logheight/18"/><draw:equation draw:name="f30" draw:formula="11*logwidth/22"/><draw:equation draw:name="f31" draw:formula="5*logheight/18"/><draw:equation draw:name="f32" draw:formula="15*logwidth/22"/><draw:equation draw:name="f33" draw:formula="0*logheight/18"/><draw:equation draw:name="f34" draw:formula="19*logwidth/22"/><draw:equation draw:name="f35" draw:formula="1*logheight/18"/><draw:equation draw:name="f36" draw:formula="21*logwidth/22"/><draw:equation draw:name="f37" draw:formula="0*logheight/18"/><draw:equation draw:name="f38" draw:formula="19*logwidth/22"/><draw:equation draw:name="f39" draw:formula="3*logheight/18"/><draw:equation draw:name="f40" draw:formula="22*logwidth/22"/><draw:equation draw:name="f41" draw:formula="2*logheight/18"/><draw:equation draw:name="f42" draw:formula="20*logwidth/22"/><draw:equation draw:name="f43" draw:formula="4*logheight/18"/><draw:equation draw:name="f44" draw:formula="logwidth"/><draw:equation draw:name="f45" draw:formula="logheight"/></draw:enhanced-geometry></draw:custom-shape><draw:custom-shape text:anchor-type="paragraph" draw:z-index="36" draw:name="Freeform 47" draw:style-name="gr17" draw:text-style-name="P15" svg:width="0.29cm" svg:height="0.334cm" svg:x="10.056cm" svg:y="6.08cm"><text:p/><draw:enhanced-geometry draw:mirror-horizontal="false" draw:mirror-vertical="false" drawooo:sub-view-size="80 92" draw:text-areas="0 0 ?f28 ?f29" svg:viewBox="0 0 0 0" draw:type="ooxml-non-primitive" draw:enhanced-path="M 40 0 L 0 23 0 68 40 92 80 68 80 23 40 0 Z M 73 66 L 40 85 7 66 7 26 40 7 73 26 73 66 Z N"><draw:equation draw:name="f0" draw:formula="40*logwidth/80"/><draw:equation draw:name="f1" draw:formula="0*logheight/92"/><draw:equation draw:name="f2" draw:formula="0*logwidth/80"/><draw:equation draw:name="f3" draw:formula="23*logheight/92"/><draw:equation draw:name="f4" draw:formula="0*logwidth/80"/><draw:equation draw:name="f5" draw:formula="68*logheight/92"/><draw:equation draw:name="f6" draw:formula="40*logwidth/80"/><draw:equation draw:name="f7" draw:formula="92*logheight/92"/><draw:equation draw:name="f8" draw:formula="80*logwidth/80"/><draw:equation draw:name="f9" draw:formula="68*logheight/92"/><draw:equation draw:name="f10" draw:formula="80*logwidth/80"/><draw:equation draw:name="f11" draw:formula="23*logheight/92"/><draw:equation draw:name="f12" draw:formula="40*logwidth/80"/><draw:equation draw:name="f13" draw:formula="0*logheight/92"/><draw:equation draw:name="f14" draw:formula="73*logwidth/80"/><draw:equation draw:name="f15" draw:formula="66*logheight/92"/><draw:equation draw:name="f16" draw:formula="40*logwidth/80"/><draw:equation draw:name="f17" draw:formula="85*logheight/92"/><draw:equation draw:name="f18" draw:formula="7*logwidth/80"/><draw:equation draw:name="f19" draw:formula="66*logheight/92"/><draw:equation draw:name="f20" draw:formula="7*logwidth/80"/><draw:equation draw:name="f21" draw:formula="26*logheight/92"/><draw:equation draw:name="f22" draw:formula="40*logwidth/80"/><draw:equation draw:name="f23" draw:formula="7*logheight/92"/><draw:equation draw:name="f24" draw:formula="73*logwidth/80"/><draw:equation draw:name="f25" draw:formula="26*logheight/92"/><draw:equation draw:name="f26" draw:formula="73*logwidth/80"/><draw:equation draw:name="f27" draw:formula="66*logheight/92"/><draw:equation draw:name="f28" draw:formula="logwidth"/><draw:equation draw:name="f29" draw:formula="logheight"/></draw:enhanced-geometry></draw:custom-shape><draw:custom-shape text:anchor-type="paragraph" draw:z-index="37" draw:name="Freeform 48" draw:style-name="gr26" draw:text-style-name="P15" svg:width="0.174cm" svg:height="0.163cm" svg:x="10.114cm" svg:y="6.167cm"><text:p/><draw:enhanced-geometry draw:mirror-horizontal="false" draw:mirror-vertical="false" drawooo:sub-view-size="20 19" draw:text-areas="0 0 ?f50 ?f51" svg:viewBox="0 0 0 0" draw:type="ooxml-non-primitive" draw:enhanced-path="M 5 19 C 1 19 1 19 1 19 1 6 1 6 1 6 5 6 5 6 5 6 L 5 19 Z M 3 4 C 3 4 3 4 3 4 1 4 0 3 0 2 0 1 1 0 3 0 4 0 5 1 5 2 5 3 4 4 3 4 Z M 20 19 C 16 19 16 19 16 19 16 12 16 12 16 12 16 10 15 9 14 9 12 9 12 10 11 11 11 11 11 11 11 12 11 19 11 19 11 19 7 19 7 19 7 19 7 19 7 7 7 6 11 6 11 6 11 6 11 8 11 8 11 8 12 7 13 6 15 6 18 6 20 8 20 11 L 20 19 Z N"><draw:equation draw:name="f0" draw:formula="5*logwidth/20"/><draw:equation draw:name="f1" draw:formula="19*logheight/19"/><draw:equation draw:name="f2" draw:formula="1*logwidth/20"/><draw:equation draw:name="f3" draw:formula="19*logheight/19"/><draw:equation draw:name="f4" draw:formula="1*logwidth/20"/><draw:equation draw:name="f5" draw:formula="6*logheight/19"/><draw:equation draw:name="f6" draw:formula="5*logwidth/20"/><draw:equation draw:name="f7" draw:formula="6*logheight/19"/><draw:equation draw:name="f8" draw:formula="5*logwidth/20"/><draw:equation draw:name="f9" draw:formula="19*logheight/19"/><draw:equation draw:name="f10" draw:formula="3*logwidth/20"/><draw:equation draw:name="f11" draw:formula="4*logheight/19"/><draw:equation draw:name="f12" draw:formula="3*logwidth/20"/><draw:equation draw:name="f13" draw:formula="4*logheight/19"/><draw:equation draw:name="f14" draw:formula="0*logwidth/20"/><draw:equation draw:name="f15" draw:formula="2*logheight/19"/><draw:equation draw:name="f16" draw:formula="3*logwidth/20"/><draw:equation draw:name="f17" draw:formula="0*logheight/19"/><draw:equation draw:name="f18" draw:formula="5*logwidth/20"/><draw:equation draw:name="f19" draw:formula="2*logheight/19"/><draw:equation draw:name="f20" draw:formula="3*logwidth/20"/><draw:equation draw:name="f21" draw:formula="4*logheight/19"/><draw:equation draw:name="f22" draw:formula="20*logwidth/20"/><draw:equation draw:name="f23" draw:formula="19*logheight/19"/><draw:equation draw:name="f24" draw:formula="16*logwidth/20"/><draw:equation draw:name="f25" draw:formula="19*logheight/19"/><draw:equation draw:name="f26" draw:formula="16*logwidth/20"/><draw:equation draw:name="f27" draw:formula="12*logheight/19"/><draw:equation draw:name="f28" draw:formula="14*logwidth/20"/><draw:equation draw:name="f29" draw:formula="9*logheight/19"/><draw:equation draw:name="f30" draw:formula="11*logwidth/20"/><draw:equation draw:name="f31" draw:formula="11*logheight/19"/><draw:equation draw:name="f32" draw:formula="11*logwidth/20"/><draw:equation draw:name="f33" draw:formula="12*logheight/19"/><draw:equation draw:name="f34" draw:formula="11*logwidth/20"/><draw:equation draw:name="f35" draw:formula="19*logheight/19"/><draw:equation draw:name="f36" draw:formula="7*logwidth/20"/><draw:equation draw:name="f37" draw:formula="19*logheight/19"/><draw:equation draw:name="f38" draw:formula="7*logwidth/20"/><draw:equation draw:name="f39" draw:formula="6*logheight/19"/><draw:equation draw:name="f40" draw:formula="11*logwidth/20"/><draw:equation draw:name="f41" draw:formula="6*logheight/19"/><draw:equation draw:name="f42" draw:formula="11*logwidth/20"/><draw:equation draw:name="f43" draw:formula="8*logheight/19"/><draw:equation draw:name="f44" draw:formula="15*logwidth/20"/><draw:equation draw:name="f45" draw:formula="6*logheight/19"/><draw:equation draw:name="f46" draw:formula="20*logwidth/20"/><draw:equation draw:name="f47" draw:formula="11*logheight/19"/><draw:equation draw:name="f48" draw:formula="20*logwidth/20"/><draw:equation draw:name="f49" draw:formula="19*logheight/19"/><draw:equation draw:name="f50" draw:formula="logwidth"/><draw:equation draw:name="f51" draw:formula="logheight"/></draw:enhanced-geometry></draw:custom-shape><draw:custom-shape text:anchor-type="paragraph" draw:z-index="38" draw:name="Freeform 49" draw:style-name="gr27" draw:text-style-name="P15" svg:width="2.301cm" svg:height="2.654cm" svg:x="8.356cm" svg:y="1.739cm"><text:p/><draw:enhanced-geometry draw:mirror-horizontal="false" draw:mirror-vertical="false" drawooo:sub-view-size="633 730" draw:text-areas="0 0 ?f14 ?f15" svg:viewBox="0 0 0 0" draw:type="ooxml-non-primitive" draw:enhanced-path="M 0 182 L 316 0 633 182 633 546 316 730 0 546 0 182 Z N"><draw:equation draw:name="f0" draw:formula="0*logwidth/633"/><draw:equation draw:name="f1" draw:formula="182*logheight/730"/><draw:equation draw:name="f2" draw:formula="316*logwidth/633"/><draw:equation draw:name="f3" draw:formula="0*logheight/730"/><draw:equation draw:name="f4" draw:formula="633*logwidth/633"/><draw:equation draw:name="f5" draw:formula="182*logheight/730"/><draw:equation draw:name="f6" draw:formula="633*logwidth/633"/><draw:equation draw:name="f7" draw:formula="546*logheight/730"/><draw:equation draw:name="f8" draw:formula="316*logwidth/633"/><draw:equation draw:name="f9" draw:formula="730*logheight/730"/><draw:equation draw:name="f10" draw:formula="0*logwidth/633"/><draw:equation draw:name="f11" draw:formula="546*logheight/730"/><draw:equation draw:name="f12" draw:formula="0*logwidth/633"/><draw:equation draw:name="f13" draw:formula="182*logheight/730"/><draw:equation draw:name="f14" draw:formula="logwidth"/><draw:equation draw:name="f15" draw:formula="logheight"/></draw:enhanced-geometry></draw:custom-shape><draw:custom-shape text:anchor-type="paragraph" draw:z-index="39" draw:name="Rectangle 57" draw:style-name="gr28" draw:text-style-name="P13" svg:width="18.024cm" svg:height="0.059cm" svg:x="0.478cm" svg:y="7.88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Freeform 1312" draw:style-name="gr1" draw:text-style-name="P11" svg:width="21.413cm" svg:height="30.227cm" svg:x="-1.185cm" svg:y="-1.265cm"><text:p/><draw:enhanced-geometry draw:mirror-horizontal="false" draw:mirror-vertical="false" drawooo:sub-view-size="5785 8116" draw:text-areas="0 0 ?f20 ?f21" svg:viewBox="0 0 0 0" draw:type="ooxml-non-primitive" draw:enhanced-path="M 0 0 L 0 8116 5785 8116 5785 0 0 0 Z M 5598 7930 L 186 7930 186 189 5598 189 5598 7930 Z N"><draw:equation draw:name="f0" draw:formula="0*logwidth/5785"/><draw:equation draw:name="f1" draw:formula="0*logheight/8116"/><draw:equation draw:name="f2" draw:formula="0*logwidth/5785"/><draw:equation draw:name="f3" draw:formula="8116*logheight/8116"/><draw:equation draw:name="f4" draw:formula="5785*logwidth/5785"/><draw:equation draw:name="f5" draw:formula="8116*logheight/8116"/><draw:equation draw:name="f6" draw:formula="5785*logwidth/5785"/><draw:equation draw:name="f7" draw:formula="0*logheight/8116"/><draw:equation draw:name="f8" draw:formula="0*logwidth/5785"/><draw:equation draw:name="f9" draw:formula="0*logheight/8116"/><draw:equation draw:name="f10" draw:formula="5598*logwidth/5785"/><draw:equation draw:name="f11" draw:formula="7930*logheight/8116"/><draw:equation draw:name="f12" draw:formula="186*logwidth/5785"/><draw:equation draw:name="f13" draw:formula="7930*logheight/8116"/><draw:equation draw:name="f14" draw:formula="186*logwidth/5785"/><draw:equation draw:name="f15" draw:formula="189*logheight/8116"/><draw:equation draw:name="f16" draw:formula="5598*logwidth/5785"/><draw:equation draw:name="f17" draw:formula="189*logheight/8116"/><draw:equation draw:name="f18" draw:formula="5598*logwidth/5785"/><draw:equation draw:name="f19" draw:formula="7930*logheight/8116"/><draw:equation draw:name="f20" draw:formula="logwidth"/><draw:equation draw:name="f21" draw:formula="logheight"/></draw:enhanced-geometry></draw:custom-shape><draw:custom-shape text:anchor-type="paragraph" draw:z-index="63" draw:name="Text Box 1078" draw:style-name="gr29" draw:text-style-name="P16" svg:width="6.361cm" svg:height="1.507cm" svg:x="6.336cm" svg:y="-0.025cm"><text:p text:style-name="P3"><text:span text:style-name="T1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ra Sans" svg:font-family="'Fira Sans'" style:font-family-generic="roman" style:font-pitch="variable"/>
    <style:font-face style:name="Fira Sans Bold" svg:font-family="'Fira Sans Bol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333133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_5b_Basic_20_Paragraph_5d_" style:display-name="[Basic Paragraph]" style:family="paragraph" style:parent-style-name="Standard" style:default-outline-level="">
      <style:paragraph-properties fo:line-height="120%" style:vertical-align="middle"/>
      <style:text-properties fo:color="#000000" style:font-name-asian="Calibri1" style:font-family-asian="Calibri" style:font-family-generic-asian="system" style:font-pitch-asian="variable" style:language-asian="en" style:country-asian="US"/>
    </style:style>
    <style:style style:name="_5b_No_20_Paragraph_20_Style_5d_" style:display-name="[No Paragraph Style]" style:family="paragraph" style:default-outline-level="">
      <style:paragraph-properties fo:margin-top="0cm" fo:margin-bottom="0cm" loext:contextual-spacing="false" fo:line-height="120%" fo:text-align="start" style:justify-single-word="false" fo:orphans="2" fo:widows="2" style:vertical-align="middle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SimSun" style:font-family-asian="SimSun" style:font-family-generic-asian="system" style:font-pitch-asian="variable" style:font-size-asian="16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SimSun" style:font-family-asian="SimSun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color="#333133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language-asian="zh" style:country-asian="CN" style:font-weight-asian="bold" style:font-name-complex="F" style:font-family-generic-complex="system" style:font-pitch-complex="variable" style:font-size-complex="13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753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bow Computer</meta:initial-creator>
    <meta:editing-cycles>379</meta:editing-cycles>
    <meta:creation-date>2015-02-13T14:20:00</meta:creation-date>
    <dc:date>2022-06-13T20:12:58.184000000</dc:date>
    <meta:editing-duration>P1DT10H34M46S</meta:editing-duration>
    <meta:generator>Neat_Office/6.2.8.2$Windows_x86 LibreOffice_project/</meta:generator>
    <meta:document-statistic meta:table-count="0" meta:image-count="0" meta:object-count="0" meta:page-count="1" meta:paragraph-count="49" meta:word-count="336" meta:character-count="2366" meta:non-whitespace-character-count="20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